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4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1002c5e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4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0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5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6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0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0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1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11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1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1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1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1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1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17" style:family="paragraph" style:parent-style-name="Standard">
      <style:paragraph-properties fo:text-align="start" style:justify-single-word="false"/>
      <style:text-properties officeooo:paragraph-rsid="00931601"/>
    </style:style>
    <style:style style:name="P118" style:family="paragraph" style:parent-style-name="Standard">
      <style:paragraph-properties fo:text-align="start" style:justify-single-word="false"/>
      <style:text-properties officeooo:paragraph-rsid="0063a4d7"/>
    </style:style>
    <style:style style:name="P119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1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1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1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1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12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28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29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08be5c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6" style:family="text">
      <style:text-properties fo:color="#c9211e" loext:opacity="100%" style:font-name="Futura Std Condensed" officeooo:rsid="0035b9c5"/>
    </style:style>
    <style:style style:name="T57" style:family="text">
      <style:text-properties fo:color="#c9211e" loext:opacity="100%" style:font-name="Futura Std Condensed" officeooo:rsid="003e9bc7"/>
    </style:style>
    <style:style style:name="T58" style:family="text">
      <style:text-properties fo:color="#c9211e" loext:opacity="100%" style:font-name="Futura Std Condensed" officeooo:rsid="0043e337"/>
    </style:style>
    <style:style style:name="T59" style:family="text">
      <style:text-properties fo:color="#c9211e" loext:opacity="100%" style:font-name="Futura Std Condensed" officeooo:rsid="0048922a"/>
    </style:style>
    <style:style style:name="T60" style:family="text">
      <style:text-properties fo:color="#c9211e" loext:opacity="100%" style:font-name="Futura Std Condensed" officeooo:rsid="004b5574"/>
    </style:style>
    <style:style style:name="T61" style:family="text">
      <style:text-properties fo:color="#c9211e" loext:opacity="100%" style:font-name="Futura Std Condensed" officeooo:rsid="004e68bd"/>
    </style:style>
    <style:style style:name="T62" style:family="text">
      <style:text-properties fo:color="#c9211e" loext:opacity="100%" style:font-name="Futura Std Condensed" officeooo:rsid="004f4fd7"/>
    </style:style>
    <style:style style:name="T63" style:family="text">
      <style:text-properties fo:color="#c9211e" loext:opacity="100%" style:font-name="Futura Std Condensed" officeooo:rsid="00509422"/>
    </style:style>
    <style:style style:name="T64" style:family="text">
      <style:text-properties fo:color="#c9211e" loext:opacity="100%" style:font-name="Futura Std Condensed" officeooo:rsid="005170e5"/>
    </style:style>
    <style:style style:name="T65" style:family="text">
      <style:text-properties fo:color="#c9211e" loext:opacity="100%" style:font-name="Futura Std Condensed" officeooo:rsid="00530c9e"/>
    </style:style>
    <style:style style:name="T66" style:family="text">
      <style:text-properties fo:color="#c9211e" loext:opacity="100%" style:font-name="Futura Std Condensed" officeooo:rsid="0058a901"/>
    </style:style>
    <style:style style:name="T67" style:family="text">
      <style:text-properties fo:color="#c9211e" loext:opacity="100%" style:font-name="Futura Std Condensed" officeooo:rsid="005a6b4c"/>
    </style:style>
    <style:style style:name="T68" style:family="text">
      <style:text-properties fo:color="#c9211e" loext:opacity="100%" style:font-name="Futura Std Condensed" officeooo:rsid="005ac6ad"/>
    </style:style>
    <style:style style:name="T69" style:family="text">
      <style:text-properties fo:color="#c9211e" loext:opacity="100%" style:font-name="Futura Std Condensed" officeooo:rsid="005ad40e"/>
    </style:style>
    <style:style style:name="T70" style:family="text">
      <style:text-properties fo:color="#c9211e" loext:opacity="100%" style:font-name="Futura Std Condensed" officeooo:rsid="005b5999"/>
    </style:style>
    <style:style style:name="T71" style:family="text">
      <style:text-properties fo:color="#c9211e" loext:opacity="100%" style:font-name="Futura Std Condensed" officeooo:rsid="005c7fa8"/>
    </style:style>
    <style:style style:name="T72" style:family="text">
      <style:text-properties fo:color="#c9211e" loext:opacity="100%" style:font-name="Futura Std Condensed" officeooo:rsid="005d8a45"/>
    </style:style>
    <style:style style:name="T73" style:family="text">
      <style:text-properties fo:color="#c9211e" loext:opacity="100%" style:font-name="Futura Std Condensed" officeooo:rsid="00608b0f"/>
    </style:style>
    <style:style style:name="T74" style:family="text">
      <style:text-properties fo:color="#c9211e" loext:opacity="100%" style:font-name="Futura Std Condensed" officeooo:rsid="0061e677"/>
    </style:style>
    <style:style style:name="T75" style:family="text">
      <style:text-properties fo:color="#c9211e" loext:opacity="100%" style:font-name="Futura Std Condensed" officeooo:rsid="0069a474"/>
    </style:style>
    <style:style style:name="T76" style:family="text">
      <style:text-properties fo:color="#c9211e" loext:opacity="100%" style:font-name="Futura Std Condensed" officeooo:rsid="00757a7e"/>
    </style:style>
    <style:style style:name="T77" style:family="text">
      <style:text-properties fo:color="#c9211e" loext:opacity="100%" style:font-name="Futura Std Condensed" officeooo:rsid="00811ecb"/>
    </style:style>
    <style:style style:name="T78" style:family="text">
      <style:text-properties fo:color="#c9211e" loext:opacity="100%" style:font-name="Futura Std Condensed" officeooo:rsid="0082b1fc"/>
    </style:style>
    <style:style style:name="T79" style:family="text">
      <style:text-properties fo:color="#c9211e" loext:opacity="100%" style:font-name="Futura Std Condensed" officeooo:rsid="008bfe80"/>
    </style:style>
    <style:style style:name="T80" style:family="text">
      <style:text-properties fo:color="#c9211e" loext:opacity="100%" style:font-name="Futura Std Condensed" officeooo:rsid="007dbde0"/>
    </style:style>
    <style:style style:name="T81" style:family="text">
      <style:text-properties fo:color="#c9211e" loext:opacity="100%" style:font-name="Futura Std Condensed" officeooo:rsid="007f1654"/>
    </style:style>
    <style:style style:name="T82" style:family="text">
      <style:text-properties fo:color="#c9211e" loext:opacity="100%" style:font-name="Futura Std Condensed" officeooo:rsid="0081581d"/>
    </style:style>
    <style:style style:name="T83" style:family="text">
      <style:text-properties fo:color="#c9211e" loext:opacity="100%" style:font-name="Futura Std Condensed" officeooo:rsid="009437be"/>
    </style:style>
    <style:style style:name="T84" style:family="text">
      <style:text-properties fo:color="#c9211e" loext:opacity="100%" style:font-name="Futura Std Condensed" officeooo:rsid="0096314b"/>
    </style:style>
    <style:style style:name="T85" style:family="text">
      <style:text-properties fo:color="#c9211e" loext:opacity="100%" style:font-name="Futura Std Condensed" officeooo:rsid="0099caad"/>
    </style:style>
    <style:style style:name="T86" style:family="text">
      <style:text-properties fo:color="#c9211e" loext:opacity="100%" style:font-name="Futura Std Condensed" officeooo:rsid="009baf7e"/>
    </style:style>
    <style:style style:name="T87" style:family="text">
      <style:text-properties fo:color="#c9211e" loext:opacity="100%" style:font-name="Futura Std Condensed" officeooo:rsid="009cb617"/>
    </style:style>
    <style:style style:name="T88" style:family="text">
      <style:text-properties fo:color="#c9211e" loext:opacity="100%" style:font-name="Futura Std Condensed" officeooo:rsid="00a0f062"/>
    </style:style>
    <style:style style:name="T89" style:family="text">
      <style:text-properties fo:color="#c9211e" loext:opacity="100%" style:font-name="Futura Std Condensed" officeooo:rsid="00a14b40"/>
    </style:style>
    <style:style style:name="T90" style:family="text">
      <style:text-properties fo:color="#c9211e" loext:opacity="100%" style:font-name="Futura Std Condensed" officeooo:rsid="00a27b36"/>
    </style:style>
    <style:style style:name="T91" style:family="text">
      <style:text-properties fo:color="#c9211e" loext:opacity="100%" style:font-name="Futura Std Condensed" style:text-underline-style="none" officeooo:rsid="00a9979f"/>
    </style:style>
    <style:style style:name="T92" style:family="text">
      <style:text-properties fo:color="#c9211e" loext:opacity="100%" style:font-name="Futura Std Condensed" style:text-underline-style="none" officeooo:rsid="01002c5e"/>
    </style:style>
    <style:style style:name="T93" style:family="text">
      <style:text-properties fo:color="#c9211e" loext:opacity="100%" style:font-name="Futura Std Condensed" style:text-underline-style="none" officeooo:rsid="00e9a091"/>
    </style:style>
    <style:style style:name="T94" style:family="text">
      <style:text-properties fo:color="#c9211e" loext:opacity="100%" style:font-name="Futura Std Condensed" officeooo:rsid="00b3984f"/>
    </style:style>
    <style:style style:name="T95" style:family="text">
      <style:text-properties fo:color="#c9211e" loext:opacity="100%" style:font-name="Futura Std Condensed" officeooo:rsid="00b55d25"/>
    </style:style>
    <style:style style:name="T96" style:family="text">
      <style:text-properties fo:color="#c9211e" loext:opacity="100%" style:font-name="Futura Std Condensed" officeooo:rsid="00b7387a"/>
    </style:style>
    <style:style style:name="T97" style:family="text">
      <style:text-properties fo:color="#c9211e" loext:opacity="100%" style:font-name="Futura Std Condensed" officeooo:rsid="00c8a72c"/>
    </style:style>
    <style:style style:name="T98" style:family="text">
      <style:text-properties fo:color="#c9211e" loext:opacity="100%" style:font-name="Futura Std Condensed" officeooo:rsid="00d63b95"/>
    </style:style>
    <style:style style:name="T99" style:family="text">
      <style:text-properties fo:color="#c9211e" loext:opacity="100%" style:font-name="Futura Std Condensed" officeooo:rsid="00d87f02"/>
    </style:style>
    <style:style style:name="T100" style:family="text">
      <style:text-properties fo:color="#c9211e" loext:opacity="100%" style:font-name="Futura Std Condensed" officeooo:rsid="00d9cd79"/>
    </style:style>
    <style:style style:name="T101" style:family="text">
      <style:text-properties fo:color="#c9211e" loext:opacity="100%" style:font-name="Futura Std Condensed" officeooo:rsid="00de2205"/>
    </style:style>
    <style:style style:name="T102" style:family="text">
      <style:text-properties fo:color="#c9211e" loext:opacity="100%" style:font-name="Futura Std Condensed" officeooo:rsid="00e2218e"/>
    </style:style>
    <style:style style:name="T103" style:family="text">
      <style:text-properties fo:color="#c9211e" loext:opacity="100%" style:font-name="Futura Std Condensed" officeooo:rsid="00abe24d"/>
    </style:style>
    <style:style style:name="T104" style:family="text">
      <style:text-properties fo:color="#c9211e" loext:opacity="100%" style:font-name="Futura Std Condensed" officeooo:rsid="00e112ed"/>
    </style:style>
    <style:style style:name="T105" style:family="text">
      <style:text-properties fo:color="#c9211e" loext:opacity="100%" style:font-name="Futura Std Condensed" officeooo:rsid="00ebffaf"/>
    </style:style>
    <style:style style:name="T106" style:family="text">
      <style:text-properties fo:color="#c9211e" loext:opacity="100%" style:font-name="Futura Std Condensed" officeooo:rsid="00fd7b76"/>
    </style:style>
    <style:style style:name="T107" style:family="text">
      <style:text-properties fo:color="#c9211e" loext:opacity="100%" style:font-name="Futura Std Condensed" officeooo:rsid="0102d0e2"/>
    </style:style>
    <style:style style:name="T108" style:family="text">
      <style:text-properties fo:color="#c9211e" loext:opacity="100%" style:font-name="Futura Std Condensed" officeooo:rsid="01060e74"/>
    </style:style>
    <style:style style:name="T109" style:family="text">
      <style:text-properties fo:color="#c9211e" loext:opacity="100%" style:font-name="Futura Std Condensed" officeooo:rsid="0108be5c"/>
    </style:style>
    <style:style style:name="T110" style:family="text">
      <style:text-properties fo:color="#c9211e" loext:opacity="100%" style:font-name="Futura Std Condensed" officeooo:rsid="011113a5"/>
    </style:style>
    <style:style style:name="T111" style:family="text">
      <style:text-properties fo:color="#c9211e" loext:opacity="100%" style:font-name="Futura Std Condensed" officeooo:rsid="01114bb2"/>
    </style:style>
    <style:style style:name="T112" style:family="text">
      <style:text-properties fo:color="#c9211e" loext:opacity="100%" style:font-name="Futura Std Condensed" officeooo:rsid="011783eb"/>
    </style:style>
    <style:style style:name="T113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14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15" style:family="text">
      <style:text-properties fo:color="#c9211e" loext:opacity="100%" officeooo:rsid="0051c2f4"/>
    </style:style>
    <style:style style:name="T116" style:family="text">
      <style:text-properties fo:color="#c9211e" loext:opacity="100%" style:text-underline-style="solid" style:text-underline-width="auto" style:text-underline-color="font-color" officeooo:rsid="0053acd1"/>
    </style:style>
    <style:style style:name="T117" style:family="text">
      <style:text-properties fo:color="#c9211e" loext:opacity="100%" style:text-underline-style="solid" style:text-underline-width="auto" style:text-underline-color="font-color" officeooo:rsid="005b5999"/>
    </style:style>
    <style:style style:name="T118" style:family="text">
      <style:text-properties fo:color="#c9211e" loext:opacity="100%" style:text-underline-style="solid" style:text-underline-width="auto" style:text-underline-color="font-color" officeooo:rsid="005f27d7"/>
    </style:style>
    <style:style style:name="T119" style:family="text">
      <style:text-properties fo:color="#c9211e" loext:opacity="100%" style:text-underline-style="solid" style:text-underline-width="auto" style:text-underline-color="font-color" officeooo:rsid="00d87f02"/>
    </style:style>
    <style:style style:name="T120" style:family="text">
      <style:text-properties fo:color="#c9211e" loext:opacity="100%" officeooo:rsid="0053acd1"/>
    </style:style>
    <style:style style:name="T121" style:family="text">
      <style:text-properties fo:color="#c9211e" loext:opacity="100%" officeooo:rsid="0100e0b0"/>
    </style:style>
    <style:style style:name="T122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23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24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25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26" style:family="text">
      <style:text-properties fo:color="#c9211e" loext:opacity="100%" officeooo:rsid="011783eb"/>
    </style:style>
    <style:style style:name="T127" style:family="text">
      <style:text-properties fo:color="#c9211e" loext:opacity="100%" style:font-name="Futura Std Condensed " officeooo:rsid="011783eb"/>
    </style:style>
    <style:style style:name="T128" style:family="text">
      <style:text-properties fo:color="#c9211e" loext:opacity="100%" style:font-name="Futura Std Condensed " officeooo:rsid="00d287be"/>
    </style:style>
    <style:style style:name="T129" style:family="text">
      <style:text-properties fo:color="#c9211e" loext:opacity="100%" style:font-name="Futura Std Condensed " style:text-underline-style="solid" style:text-underline-width="auto" style:text-underline-color="font-color" officeooo:rsid="011783eb"/>
    </style:style>
    <style:style style:name="T130" style:family="text">
      <style:text-properties fo:color="#c9211e" loext:opacity="100%" style:font-name="Futura Std Condensed Light1" officeooo:rsid="011783eb"/>
    </style:style>
    <style:style style:name="T131" style:family="text">
      <style:text-properties officeooo:rsid="001362f7"/>
    </style:style>
    <style:style style:name="T132" style:family="text">
      <style:text-properties fo:color="#000000" loext:opacity="100%"/>
    </style:style>
    <style:style style:name="T133" style:family="text">
      <style:text-properties fo:color="#000000" loext:opacity="100%" officeooo:rsid="000f8f6a"/>
    </style:style>
    <style:style style:name="T134" style:family="text">
      <style:text-properties fo:color="#000000" loext:opacity="100%" officeooo:rsid="001362f7"/>
    </style:style>
    <style:style style:name="T135" style:family="text">
      <style:text-properties fo:color="#000000" loext:opacity="100%" officeooo:rsid="0013b1f0"/>
    </style:style>
    <style:style style:name="T136" style:family="text">
      <style:text-properties fo:color="#000000" loext:opacity="100%" style:text-underline-style="solid" style:text-underline-width="auto" style:text-underline-color="font-color"/>
    </style:style>
    <style:style style:name="T137" style:family="text">
      <style:text-properties fo:color="#000000" loext:opacity="100%" style:text-underline-style="solid" style:text-underline-width="auto" style:text-underline-color="font-color" officeooo:rsid="0013b1f0"/>
    </style:style>
    <style:style style:name="T138" style:family="text">
      <style:text-properties fo:color="#000000" loext:opacity="100%" style:text-underline-style="solid" style:text-underline-width="auto" style:text-underline-color="font-color" officeooo:rsid="00271d54"/>
    </style:style>
    <style:style style:name="T139" style:family="text">
      <style:text-properties fo:color="#000000" loext:opacity="100%" style:text-underline-style="solid" style:text-underline-width="auto" style:text-underline-color="font-color" officeooo:rsid="002f6e18"/>
    </style:style>
    <style:style style:name="T140" style:family="text">
      <style:text-properties fo:color="#000000" loext:opacity="100%" style:text-underline-style="solid" style:text-underline-width="auto" style:text-underline-color="font-color" officeooo:rsid="001c6e04"/>
    </style:style>
    <style:style style:name="T141" style:family="text">
      <style:text-properties fo:color="#000000" loext:opacity="100%" style:text-underline-style="solid" style:text-underline-width="auto" style:text-underline-color="font-color" officeooo:rsid="004ffb0c"/>
    </style:style>
    <style:style style:name="T142" style:family="text">
      <style:text-properties fo:color="#000000" loext:opacity="100%" style:text-underline-style="solid" style:text-underline-width="auto" style:text-underline-color="font-color" officeooo:rsid="002b15d7"/>
    </style:style>
    <style:style style:name="T143" style:family="text">
      <style:text-properties fo:color="#000000" loext:opacity="100%" style:text-underline-style="solid" style:text-underline-width="auto" style:text-underline-color="font-color" officeooo:rsid="005ac6ad"/>
    </style:style>
    <style:style style:name="T144" style:family="text">
      <style:text-properties fo:color="#000000" loext:opacity="100%" style:text-underline-style="solid" style:text-underline-width="auto" style:text-underline-color="font-color" officeooo:rsid="005f27d7"/>
    </style:style>
    <style:style style:name="T145" style:family="text">
      <style:text-properties fo:color="#000000" loext:opacity="100%" style:text-underline-style="solid" style:text-underline-width="auto" style:text-underline-color="font-color" officeooo:rsid="008616df"/>
    </style:style>
    <style:style style:name="T146" style:family="text">
      <style:text-properties fo:color="#000000" loext:opacity="100%" style:text-underline-style="solid" style:text-underline-width="auto" style:text-underline-color="font-color" officeooo:rsid="00880d2b"/>
    </style:style>
    <style:style style:name="T147" style:family="text">
      <style:text-properties fo:color="#000000" loext:opacity="100%" style:text-underline-style="solid" style:text-underline-width="auto" style:text-underline-color="font-color" officeooo:rsid="0058a901"/>
    </style:style>
    <style:style style:name="T148" style:family="text">
      <style:text-properties fo:color="#000000" loext:opacity="100%" style:text-underline-style="solid" style:text-underline-width="auto" style:text-underline-color="font-color" officeooo:rsid="0030d81e"/>
    </style:style>
    <style:style style:name="T149" style:family="text">
      <style:text-properties fo:color="#000000" loext:opacity="100%" style:text-underline-style="solid" style:text-underline-width="auto" style:text-underline-color="font-color" officeooo:rsid="00ba16c9"/>
    </style:style>
    <style:style style:name="T150" style:family="text">
      <style:text-properties fo:color="#000000" loext:opacity="100%" style:text-underline-style="solid" style:text-underline-width="auto" style:text-underline-color="font-color" officeooo:rsid="001362f7"/>
    </style:style>
    <style:style style:name="T151" style:family="text">
      <style:text-properties fo:color="#000000" loext:opacity="100%" style:text-underline-style="solid" style:text-underline-width="auto" style:text-underline-color="font-color" officeooo:rsid="00d9cd79"/>
    </style:style>
    <style:style style:name="T152" style:family="text">
      <style:text-properties fo:color="#000000" loext:opacity="100%" officeooo:rsid="0014442c"/>
    </style:style>
    <style:style style:name="T153" style:family="text">
      <style:text-properties fo:color="#000000" loext:opacity="100%" officeooo:rsid="0018b4d5"/>
    </style:style>
    <style:style style:name="T154" style:family="text">
      <style:text-properties fo:color="#000000" loext:opacity="100%" style:font-name="Futura Std Condensed Light1"/>
    </style:style>
    <style:style style:name="T155" style:family="text">
      <style:text-properties fo:color="#000000" loext:opacity="100%" style:font-name="Futura Std Condensed Light1" officeooo:rsid="0035b9c5"/>
    </style:style>
    <style:style style:name="T156" style:family="text">
      <style:text-properties fo:color="#000000" loext:opacity="100%" style:font-name="Futura Std Condensed Light1" officeooo:rsid="0057759a"/>
    </style:style>
    <style:style style:name="T157" style:family="text">
      <style:text-properties fo:color="#000000" loext:opacity="100%" style:font-name="Futura Std Condensed Light1" officeooo:rsid="0051c2f4"/>
    </style:style>
    <style:style style:name="T158" style:family="text">
      <style:text-properties fo:color="#000000" loext:opacity="100%" style:font-name="Futura Std Condensed Light1" officeooo:rsid="00525e1c"/>
    </style:style>
    <style:style style:name="T159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60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61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62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63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64" style:family="text">
      <style:text-properties fo:color="#000000" loext:opacity="100%" style:font-name="Futura Std Condensed Light1" officeooo:rsid="009437be"/>
    </style:style>
    <style:style style:name="T165" style:family="text">
      <style:text-properties fo:color="#000000" loext:opacity="100%" style:font-name="Futura Std Condensed Light1" officeooo:rsid="00ad72a6"/>
    </style:style>
    <style:style style:name="T166" style:family="text">
      <style:text-properties fo:color="#000000" loext:opacity="100%" style:font-name="Futura Std Condensed Light1" officeooo:rsid="00ae7c16"/>
    </style:style>
    <style:style style:name="T167" style:family="text">
      <style:text-properties fo:color="#000000" loext:opacity="100%" style:font-name="Futura Std Condensed Light1" officeooo:rsid="00b3984f"/>
    </style:style>
    <style:style style:name="T168" style:family="text">
      <style:text-properties fo:color="#000000" loext:opacity="100%" style:font-name="Futura Std Condensed Light1" officeooo:rsid="00b55d25"/>
    </style:style>
    <style:style style:name="T169" style:family="text">
      <style:text-properties fo:color="#000000" loext:opacity="100%" style:font-name="Futura Std Condensed Light1" officeooo:rsid="00c84595"/>
    </style:style>
    <style:style style:name="T170" style:family="text">
      <style:text-properties fo:color="#000000" loext:opacity="100%" style:font-name="Futura Std Condensed Light1" officeooo:rsid="00d7a278"/>
    </style:style>
    <style:style style:name="T171" style:family="text">
      <style:text-properties fo:color="#000000" loext:opacity="100%" style:font-name="Futura Std Condensed Light1" officeooo:rsid="00d87f02"/>
    </style:style>
    <style:style style:name="T172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73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74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75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76" style:family="text">
      <style:text-properties fo:color="#000000" loext:opacity="100%" officeooo:rsid="00271d54"/>
    </style:style>
    <style:style style:name="T177" style:family="text">
      <style:text-properties fo:color="#000000" loext:opacity="100%" officeooo:rsid="002b15d7"/>
    </style:style>
    <style:style style:name="T178" style:family="text">
      <style:text-properties fo:color="#000000" loext:opacity="100%" officeooo:rsid="002c96b5"/>
    </style:style>
    <style:style style:name="T179" style:family="text">
      <style:text-properties fo:color="#000000" loext:opacity="100%" officeooo:rsid="002f6e18"/>
    </style:style>
    <style:style style:name="T180" style:family="text">
      <style:text-properties fo:color="#000000" loext:opacity="100%" officeooo:rsid="0031047f"/>
    </style:style>
    <style:style style:name="T181" style:family="text">
      <style:text-properties fo:color="#000000" loext:opacity="100%" officeooo:rsid="00386cd6"/>
    </style:style>
    <style:style style:name="T182" style:family="text">
      <style:text-properties fo:color="#000000" loext:opacity="100%" officeooo:rsid="00425146"/>
    </style:style>
    <style:style style:name="T183" style:family="text">
      <style:text-properties fo:color="#000000" loext:opacity="100%" officeooo:rsid="004f4fd7"/>
    </style:style>
    <style:style style:name="T184" style:family="text">
      <style:text-properties fo:color="#000000" loext:opacity="100%" officeooo:rsid="00530c9e"/>
    </style:style>
    <style:style style:name="T185" style:family="text">
      <style:text-properties fo:color="#000000" loext:opacity="100%" officeooo:rsid="0053acd1"/>
    </style:style>
    <style:style style:name="T186" style:family="text">
      <style:text-properties fo:color="#000000" loext:opacity="100%" officeooo:rsid="001d91d9"/>
    </style:style>
    <style:style style:name="T187" style:family="text">
      <style:text-properties fo:color="#000000" loext:opacity="100%" officeooo:rsid="001c6e04"/>
    </style:style>
    <style:style style:name="T188" style:family="text">
      <style:text-properties fo:color="#000000" loext:opacity="100%" officeooo:rsid="001ec6f4"/>
    </style:style>
    <style:style style:name="T189" style:family="text">
      <style:text-properties fo:color="#000000" loext:opacity="100%" officeooo:rsid="0021ae3f"/>
    </style:style>
    <style:style style:name="T190" style:family="text">
      <style:text-properties fo:color="#000000" loext:opacity="100%" officeooo:rsid="005ac6ad"/>
    </style:style>
    <style:style style:name="T191" style:family="text">
      <style:text-properties fo:color="#000000" loext:opacity="100%" officeooo:rsid="005ad40e"/>
    </style:style>
    <style:style style:name="T192" style:family="text">
      <style:text-properties fo:color="#000000" loext:opacity="100%" style:font-name="Futura Std Condensed"/>
    </style:style>
    <style:style style:name="T193" style:family="text">
      <style:text-properties fo:color="#000000" loext:opacity="100%" style:font-name="Futura Std Condensed" officeooo:rsid="002f6e18"/>
    </style:style>
    <style:style style:name="T194" style:family="text">
      <style:text-properties fo:color="#000000" loext:opacity="100%" style:font-name="Futura Std Condensed" style:text-underline-style="none" officeooo:rsid="00f9979f"/>
    </style:style>
    <style:style style:name="T195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196" style:family="text">
      <style:text-properties fo:color="#000000" loext:opacity="100%" style:font-name="Futura Std Condensed" officeooo:rsid="011783eb"/>
    </style:style>
    <style:style style:name="T197" style:family="text">
      <style:text-properties fo:color="#000000" loext:opacity="100%" officeooo:rsid="008616df"/>
    </style:style>
    <style:style style:name="T198" style:family="text">
      <style:text-properties fo:color="#000000" loext:opacity="100%" officeooo:rsid="00880d2b"/>
    </style:style>
    <style:style style:name="T199" style:family="text">
      <style:text-properties fo:color="#000000" loext:opacity="100%" officeooo:rsid="0018c4ea"/>
    </style:style>
    <style:style style:name="T200" style:family="text">
      <style:text-properties fo:color="#000000" loext:opacity="100%" style:text-underline-style="none" officeooo:rsid="0013b1f0"/>
    </style:style>
    <style:style style:name="T201" style:family="text">
      <style:text-properties fo:color="#000000" loext:opacity="100%" style:text-underline-style="none" officeooo:rsid="000f8f6a"/>
    </style:style>
    <style:style style:name="T202" style:family="text">
      <style:text-properties fo:color="#000000" loext:opacity="100%" style:text-underline-style="none" officeooo:rsid="00271d54"/>
    </style:style>
    <style:style style:name="T203" style:family="text">
      <style:text-properties fo:color="#000000" loext:opacity="100%" style:text-underline-style="none" officeooo:rsid="00ca4724"/>
    </style:style>
    <style:style style:name="T204" style:family="text">
      <style:text-properties fo:color="#000000" loext:opacity="100%" style:text-underline-style="none" officeooo:rsid="00e2218e"/>
    </style:style>
    <style:style style:name="T205" style:family="text">
      <style:text-properties fo:color="#000000" loext:opacity="100%" style:text-underline-style="none" officeooo:rsid="002f6e18"/>
    </style:style>
    <style:style style:name="T206" style:family="text">
      <style:text-properties fo:color="#000000" loext:opacity="100%" style:text-underline-style="none" officeooo:rsid="00e9a091"/>
    </style:style>
    <style:style style:name="T207" style:family="text">
      <style:text-properties fo:color="#000000" loext:opacity="100%" style:text-underline-style="none" officeooo:rsid="010a7099"/>
    </style:style>
    <style:style style:name="T208" style:family="text">
      <style:text-properties fo:color="#000000" loext:opacity="100%" style:text-underline-style="none" officeooo:rsid="011113a5"/>
    </style:style>
    <style:style style:name="T209" style:family="text">
      <style:text-properties fo:color="#000000" loext:opacity="100%" style:text-underline-style="none" officeooo:rsid="01114bb2"/>
    </style:style>
    <style:style style:name="T210" style:family="text">
      <style:text-properties fo:color="#000000" loext:opacity="100%" style:text-underline-style="none" officeooo:rsid="0112aad3"/>
    </style:style>
    <style:style style:name="T211" style:family="text">
      <style:text-properties fo:color="#000000" loext:opacity="100%" style:text-underline-style="none" officeooo:rsid="00d9cd79"/>
    </style:style>
    <style:style style:name="T212" style:family="text">
      <style:text-properties fo:color="#000000" loext:opacity="100%" style:text-underline-style="none" officeooo:rsid="011783eb"/>
    </style:style>
    <style:style style:name="T213" style:family="text">
      <style:text-properties fo:color="#000000" loext:opacity="100%" officeooo:rsid="008b52c7"/>
    </style:style>
    <style:style style:name="T214" style:family="text">
      <style:text-properties fo:color="#000000" loext:opacity="100%" officeooo:rsid="008cab49"/>
    </style:style>
    <style:style style:name="T215" style:family="text">
      <style:text-properties fo:color="#000000" loext:opacity="100%" officeooo:rsid="007dbde0"/>
    </style:style>
    <style:style style:name="T216" style:family="text">
      <style:text-properties fo:color="#000000" loext:opacity="100%" officeooo:rsid="0081581d"/>
    </style:style>
    <style:style style:name="T217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18" style:family="text">
      <style:text-properties fo:color="#000000" loext:opacity="100%" officeooo:rsid="0097a307"/>
    </style:style>
    <style:style style:name="T219" style:family="text">
      <style:text-properties fo:color="#000000" loext:opacity="100%" officeooo:rsid="009cb617"/>
    </style:style>
    <style:style style:name="T220" style:family="text">
      <style:text-properties fo:color="#000000" loext:opacity="100%" officeooo:rsid="0058a901"/>
    </style:style>
    <style:style style:name="T221" style:family="text">
      <style:text-properties fo:color="#000000" loext:opacity="100%" officeooo:rsid="00a27b36"/>
    </style:style>
    <style:style style:name="T222" style:family="text">
      <style:text-properties fo:color="#000000" loext:opacity="100%" officeooo:rsid="00a46215"/>
    </style:style>
    <style:style style:name="T223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24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25" style:family="text">
      <style:text-properties fo:color="#000000" loext:opacity="100%" officeooo:rsid="004190e1"/>
    </style:style>
    <style:style style:name="T226" style:family="text">
      <style:text-properties fo:color="#000000" loext:opacity="100%" officeooo:rsid="006a92be"/>
    </style:style>
    <style:style style:name="T227" style:family="text">
      <style:text-properties fo:color="#000000" loext:opacity="100%" officeooo:rsid="00c84595"/>
    </style:style>
    <style:style style:name="T228" style:family="text">
      <style:text-properties fo:color="#000000" loext:opacity="100%" officeooo:rsid="00d87f02"/>
    </style:style>
    <style:style style:name="T229" style:family="text">
      <style:text-properties fo:color="#000000" loext:opacity="100%" officeooo:rsid="00d9cd79"/>
    </style:style>
    <style:style style:name="T230" style:family="text">
      <style:text-properties fo:color="#000000" loext:opacity="100%" officeooo:rsid="00dcc94b"/>
    </style:style>
    <style:style style:name="T231" style:family="text">
      <style:text-properties fo:color="#000000" loext:opacity="100%" officeooo:rsid="00de2205"/>
    </style:style>
    <style:style style:name="T232" style:family="text">
      <style:text-properties fo:color="#000000" loext:opacity="100%" officeooo:rsid="00ebffaf"/>
    </style:style>
    <style:style style:name="T233" style:family="text">
      <style:text-properties fo:color="#000000" loext:opacity="100%" officeooo:rsid="00e69496"/>
    </style:style>
    <style:style style:name="T234" style:family="text">
      <style:text-properties fo:color="#000000" loext:opacity="100%" officeooo:rsid="00e83d4d"/>
    </style:style>
    <style:style style:name="T235" style:family="text">
      <style:text-properties fo:color="#000000" loext:opacity="100%" officeooo:rsid="00e4b10a"/>
    </style:style>
    <style:style style:name="T236" style:family="text">
      <style:text-properties fo:color="#000000" loext:opacity="100%" officeooo:rsid="00d7a278"/>
    </style:style>
    <style:style style:name="T237" style:family="text">
      <style:text-properties fo:color="#000000" loext:opacity="100%" officeooo:rsid="00fd7b76"/>
    </style:style>
    <style:style style:name="T238" style:family="text">
      <style:text-properties fo:color="#000000" loext:opacity="100%" officeooo:rsid="00ff1f5e"/>
    </style:style>
    <style:style style:name="T239" style:family="text">
      <style:text-properties fo:color="#000000" loext:opacity="100%" style:text-line-through-style="none" style:text-line-through-type="none" officeooo:rsid="011113a5"/>
    </style:style>
    <style:style style:name="T240" style:family="text">
      <style:text-properties fo:color="#000000" loext:opacity="100%" officeooo:rsid="0108be5c"/>
    </style:style>
    <style:style style:name="T241" style:family="text">
      <style:text-properties fo:color="#000000" loext:opacity="100%" officeooo:rsid="011113a5"/>
    </style:style>
    <style:style style:name="T242" style:family="text">
      <style:text-properties fo:color="#000000" loext:opacity="100%" style:font-name="Futura Std Condensed Light1" officeooo:rsid="011783eb"/>
    </style:style>
    <style:style style:name="T243" style:family="text">
      <style:text-properties officeooo:rsid="0013b1f0"/>
    </style:style>
    <style:style style:name="T244" style:family="text">
      <style:text-properties style:text-underline-style="solid" style:text-underline-width="auto" style:text-underline-color="font-color" officeooo:rsid="0013b1f0"/>
    </style:style>
    <style:style style:name="T245" style:family="text">
      <style:text-properties style:text-underline-style="solid" style:text-underline-width="auto" style:text-underline-color="font-color" officeooo:rsid="001362f7"/>
    </style:style>
    <style:style style:name="T246" style:family="text">
      <style:text-properties style:text-underline-style="solid" style:text-underline-width="auto" style:text-underline-color="font-color" officeooo:rsid="000f8f6a"/>
    </style:style>
    <style:style style:name="T247" style:family="text">
      <style:text-properties style:text-underline-style="solid" style:text-underline-width="auto" style:text-underline-color="font-color" officeooo:rsid="0018c4ea"/>
    </style:style>
    <style:style style:name="T248" style:family="text">
      <style:text-properties style:text-underline-style="solid" style:text-underline-width="auto" style:text-underline-color="font-color" officeooo:rsid="00509422"/>
    </style:style>
    <style:style style:name="T249" style:family="text">
      <style:text-properties style:text-underline-style="solid" style:text-underline-width="auto" style:text-underline-color="font-color" officeooo:rsid="0085f838"/>
    </style:style>
    <style:style style:name="T250" style:family="text">
      <style:text-properties style:text-underline-style="solid" style:text-underline-width="auto" style:text-underline-color="font-color" officeooo:rsid="00880d2b"/>
    </style:style>
    <style:style style:name="T251" style:family="text">
      <style:text-properties style:text-underline-style="solid" style:text-underline-width="auto" style:text-underline-color="font-color" officeooo:rsid="0089ae28"/>
    </style:style>
    <style:style style:name="T252" style:family="text">
      <style:text-properties style:text-underline-style="solid" style:text-underline-width="auto" style:text-underline-color="font-color" officeooo:rsid="008b52c7"/>
    </style:style>
    <style:style style:name="T253" style:family="text">
      <style:text-properties style:text-underline-style="solid" style:text-underline-width="auto" style:text-underline-color="font-color" officeooo:rsid="0097a307"/>
    </style:style>
    <style:style style:name="T254" style:family="text">
      <style:text-properties style:text-underline-style="solid" style:text-underline-width="auto" style:text-underline-color="font-color" officeooo:rsid="00ba16c9"/>
    </style:style>
    <style:style style:name="T255" style:family="text">
      <style:text-properties style:text-underline-style="solid" style:text-underline-width="auto" style:text-underline-color="font-color" officeooo:rsid="00c58f5c"/>
    </style:style>
    <style:style style:name="T256" style:family="text">
      <style:text-properties style:text-underline-style="solid" style:text-underline-width="auto" style:text-underline-color="font-color" officeooo:rsid="00c8527a"/>
    </style:style>
    <style:style style:name="T257" style:family="text">
      <style:text-properties style:text-underline-style="solid" style:text-underline-width="auto" style:text-underline-color="font-color" officeooo:rsid="00d87f02"/>
    </style:style>
    <style:style style:name="T258" style:family="text">
      <style:text-properties style:text-underline-style="solid" style:text-underline-width="auto" style:text-underline-color="font-color" officeooo:rsid="00e2218e"/>
    </style:style>
    <style:style style:name="T259" style:family="text">
      <style:text-properties style:text-underline-style="solid" style:text-underline-width="auto" style:text-underline-color="font-color" officeooo:rsid="00e4b10a"/>
    </style:style>
    <style:style style:name="T260" style:family="text">
      <style:text-properties style:text-underline-style="solid" style:text-underline-width="auto" style:text-underline-color="font-color" officeooo:rsid="011783eb" style:font-size-asian="14pt"/>
    </style:style>
    <style:style style:name="T261" style:family="text">
      <style:text-properties style:text-underline-style="solid" style:text-underline-width="auto" style:text-underline-color="font-color" officeooo:rsid="00dcc94b"/>
    </style:style>
    <style:style style:name="T262" style:family="text">
      <style:text-properties style:text-underline-style="none"/>
    </style:style>
    <style:style style:name="T263" style:family="text">
      <style:text-properties style:text-underline-style="none" officeooo:rsid="001362f7"/>
    </style:style>
    <style:style style:name="T264" style:family="text">
      <style:text-properties style:text-underline-style="none" officeooo:rsid="0085f838"/>
    </style:style>
    <style:style style:name="T265" style:family="text">
      <style:text-properties officeooo:rsid="0014442c"/>
    </style:style>
    <style:style style:name="T266" style:family="text">
      <style:text-properties officeooo:rsid="00145467"/>
    </style:style>
    <style:style style:name="T267" style:family="text">
      <style:text-properties officeooo:rsid="00155c6b"/>
    </style:style>
    <style:style style:name="T268" style:family="text">
      <style:text-properties officeooo:rsid="0016dd90"/>
    </style:style>
    <style:style style:name="T269" style:family="text">
      <style:text-properties officeooo:rsid="0018c4ea"/>
    </style:style>
    <style:style style:name="T270" style:family="text">
      <style:text-properties officeooo:rsid="001a20db"/>
    </style:style>
    <style:style style:name="T271" style:family="text">
      <style:text-properties officeooo:rsid="001c6e04"/>
    </style:style>
    <style:style style:name="T272" style:family="text">
      <style:text-properties officeooo:rsid="001d91d9"/>
    </style:style>
    <style:style style:name="T273" style:family="text">
      <style:text-properties officeooo:rsid="001ec6f4"/>
    </style:style>
    <style:style style:name="T274" style:family="text">
      <style:text-properties officeooo:rsid="00202faa"/>
    </style:style>
    <style:style style:name="T275" style:family="text">
      <style:text-properties officeooo:rsid="002104e7"/>
    </style:style>
    <style:style style:name="T276" style:family="text">
      <style:text-properties officeooo:rsid="0023e611"/>
    </style:style>
    <style:style style:name="T277" style:family="text">
      <style:text-properties officeooo:rsid="00254600"/>
    </style:style>
    <style:style style:name="T278" style:family="text">
      <style:text-properties officeooo:rsid="002b15d7"/>
    </style:style>
    <style:style style:name="T279" style:family="text">
      <style:text-properties officeooo:rsid="002db9f0"/>
    </style:style>
    <style:style style:name="T280" style:family="text">
      <style:text-properties officeooo:rsid="002f6e18"/>
    </style:style>
    <style:style style:name="T281" style:family="text">
      <style:text-properties fo:color="#2a6099" loext:opacity="100%" officeooo:rsid="005d8a45"/>
    </style:style>
    <style:style style:name="T282" style:family="text">
      <style:text-properties fo:color="#2a6099" loext:opacity="100%" officeooo:rsid="0013b1f0"/>
    </style:style>
    <style:style style:name="T283" style:family="text">
      <style:text-properties fo:color="#2a6099" loext:opacity="100%" officeooo:rsid="00530c9e"/>
    </style:style>
    <style:style style:name="T284" style:family="text">
      <style:text-properties fo:color="#2a6099" loext:opacity="100%" officeooo:rsid="009437be"/>
    </style:style>
    <style:style style:name="T285" style:family="text">
      <style:text-properties fo:color="#2a6099" loext:opacity="100%" officeooo:rsid="00a7cb89"/>
    </style:style>
    <style:style style:name="T286" style:family="text">
      <style:text-properties fo:color="#2a6099" loext:opacity="100%" style:font-name="Futura Std Condensed Light1" officeooo:rsid="00b55d25"/>
    </style:style>
    <style:style style:name="T287" style:family="text">
      <style:text-properties fo:color="#2a6099" loext:opacity="100%" style:font-name="Futura Std Condensed Light1" officeooo:rsid="01002c5e"/>
    </style:style>
    <style:style style:name="T288" style:family="text">
      <style:text-properties officeooo:rsid="0030d81e"/>
    </style:style>
    <style:style style:name="T289" style:family="text">
      <style:text-properties officeooo:rsid="0031047f"/>
    </style:style>
    <style:style style:name="T290" style:family="text">
      <style:text-properties officeooo:rsid="00324fc3"/>
    </style:style>
    <style:style style:name="T291" style:family="text">
      <style:text-properties officeooo:rsid="0035b9c5"/>
    </style:style>
    <style:style style:name="T292" style:family="text">
      <style:text-properties officeooo:rsid="003600f1"/>
    </style:style>
    <style:style style:name="T293" style:family="text">
      <style:text-properties style:font-name="Futura Std Condensed" officeooo:rsid="004190e1"/>
    </style:style>
    <style:style style:name="T294" style:family="text">
      <style:text-properties style:font-name="Futura Std Condensed" style:text-underline-style="solid" style:text-underline-width="auto" style:text-underline-color="font-color" officeooo:rsid="00dcc94b"/>
    </style:style>
    <style:style style:name="T295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296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297" style:family="text">
      <style:text-properties officeooo:rsid="004190e1"/>
    </style:style>
    <style:style style:name="T298" style:family="text">
      <style:text-properties officeooo:rsid="0048922a"/>
    </style:style>
    <style:style style:name="T299" style:family="text">
      <style:text-properties officeooo:rsid="002c96b5"/>
    </style:style>
    <style:style style:name="T300" style:family="text">
      <style:text-properties officeooo:rsid="004a78a6"/>
    </style:style>
    <style:style style:name="T301" style:family="text">
      <style:text-properties officeooo:rsid="004b5574"/>
    </style:style>
    <style:style style:name="T302" style:family="text">
      <style:text-properties officeooo:rsid="004e68bd"/>
    </style:style>
    <style:style style:name="T303" style:family="text">
      <style:text-properties officeooo:rsid="004f4fd7"/>
    </style:style>
    <style:style style:name="T304" style:family="text">
      <style:text-properties officeooo:rsid="004f7ac0"/>
    </style:style>
    <style:style style:name="T305" style:family="text">
      <style:text-properties officeooo:rsid="004ffb0c"/>
    </style:style>
    <style:style style:name="T306" style:family="text">
      <style:text-properties officeooo:rsid="00509422"/>
    </style:style>
    <style:style style:name="T307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308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09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310" style:family="text">
      <style:text-properties style:font-name="Futura Std Condensed Light1" fo:font-size="18pt" style:font-size-asian="18pt" style:font-size-complex="18pt"/>
    </style:style>
    <style:style style:name="T311" style:family="text">
      <style:text-properties officeooo:rsid="005170e5"/>
    </style:style>
    <style:style style:name="T312" style:family="text">
      <style:text-properties fo:color="#3465a4" loext:opacity="100%"/>
    </style:style>
    <style:style style:name="T313" style:family="text">
      <style:text-properties fo:color="#3465a4" loext:opacity="100%" style:font-name="Futura Std Condensed" officeooo:rsid="0057759a"/>
    </style:style>
    <style:style style:name="T314" style:family="text">
      <style:text-properties fo:color="#3465a4" loext:opacity="100%" officeooo:rsid="00d46de4"/>
    </style:style>
    <style:style style:name="T315" style:family="text">
      <style:text-properties fo:color="#3465a4" loext:opacity="100%" officeooo:rsid="00d87f02"/>
    </style:style>
    <style:style style:name="T316" style:family="text">
      <style:text-properties fo:color="#3465a4" loext:opacity="100%" officeooo:rsid="0102d0e2"/>
    </style:style>
    <style:style style:name="T317" style:family="text">
      <style:text-properties fo:color="#3465a4" loext:opacity="100%" style:font-name="Futura Std Condensed " officeooo:rsid="011783eb"/>
    </style:style>
    <style:style style:name="T318" style:family="text">
      <style:text-properties fo:color="#3465a4" loext:opacity="100%" style:font-name="Futura Std Condensed " style:text-underline-style="none" officeooo:rsid="011783eb"/>
    </style:style>
    <style:style style:name="T319" style:family="text">
      <style:text-properties fo:color="#3465a4" loext:opacity="100%" style:font-name="Futura Std Condensed " officeooo:rsid="007b6d21"/>
    </style:style>
    <style:style style:name="T320" style:family="text">
      <style:text-properties officeooo:rsid="00530c9e"/>
    </style:style>
    <style:style style:name="T321" style:family="text">
      <style:text-properties officeooo:rsid="005a3f3b"/>
    </style:style>
    <style:style style:name="T322" style:family="text">
      <style:text-properties officeooo:rsid="005ad40e"/>
    </style:style>
    <style:style style:name="T323" style:family="text">
      <style:text-properties officeooo:rsid="005b5999"/>
    </style:style>
    <style:style style:name="T324" style:family="text">
      <style:text-properties officeooo:rsid="005c7fa8"/>
    </style:style>
    <style:style style:name="T325" style:family="text">
      <style:text-properties officeooo:rsid="0058a901"/>
    </style:style>
    <style:style style:name="T326" style:family="text">
      <style:text-properties officeooo:rsid="005d8a45"/>
    </style:style>
    <style:style style:name="T327" style:family="text">
      <style:text-properties officeooo:rsid="00608b0f"/>
    </style:style>
    <style:style style:name="T328" style:family="text">
      <style:text-properties fo:font-size="16pt" style:text-underline-style="none" style:font-size-asian="16pt" style:font-size-complex="16pt"/>
    </style:style>
    <style:style style:name="T329" style:family="text">
      <style:text-properties fo:font-size="16pt" style:text-underline-style="none" officeooo:rsid="00c56511" style:font-size-asian="16pt" style:font-size-complex="16pt"/>
    </style:style>
    <style:style style:name="T330" style:family="text">
      <style:text-properties officeooo:rsid="006ff937"/>
    </style:style>
    <style:style style:name="T331" style:family="text">
      <style:text-properties style:font-name="Futura Std Condensed Light" fo:font-size="18pt" style:font-size-asian="18pt" style:font-size-complex="18pt"/>
    </style:style>
    <style:style style:name="T332" style:family="text">
      <style:text-properties style:font-name="Futura Std Condensed Light" fo:font-size="18pt" officeooo:rsid="0071cc19" style:font-size-asian="18pt" style:font-size-complex="18pt"/>
    </style:style>
    <style:style style:name="T333" style:family="text">
      <style:text-properties officeooo:rsid="00757a7e"/>
    </style:style>
    <style:style style:name="T334" style:family="text">
      <style:text-properties officeooo:rsid="007cce26"/>
    </style:style>
    <style:style style:name="T335" style:family="text">
      <style:text-properties officeooo:rsid="007dbde0"/>
    </style:style>
    <style:style style:name="T336" style:family="text">
      <style:text-properties officeooo:rsid="007f1654"/>
    </style:style>
    <style:style style:name="T337" style:family="text">
      <style:text-properties officeooo:rsid="00811ecb"/>
    </style:style>
    <style:style style:name="T338" style:family="text">
      <style:text-properties officeooo:rsid="0081581d"/>
    </style:style>
    <style:style style:name="T339" style:family="text">
      <style:text-properties officeooo:rsid="0089ae28"/>
    </style:style>
    <style:style style:name="T340" style:family="text">
      <style:text-properties officeooo:rsid="008b52c7"/>
    </style:style>
    <style:style style:name="T341" style:family="text">
      <style:text-properties officeooo:rsid="008bfe80"/>
    </style:style>
    <style:style style:name="T342" style:family="text">
      <style:text-properties officeooo:rsid="009437be"/>
    </style:style>
    <style:style style:name="T343" style:family="text">
      <style:text-properties officeooo:rsid="0096314b"/>
    </style:style>
    <style:style style:name="T344" style:family="text">
      <style:text-properties fo:color="#00a933" loext:opacity="100%" style:text-underline-style="solid" style:text-underline-width="auto" style:text-underline-color="font-color" officeooo:rsid="001a20db"/>
    </style:style>
    <style:style style:name="T345" style:family="text">
      <style:text-properties fo:color="#00a933" loext:opacity="100%" style:text-underline-style="solid" style:text-underline-width="auto" style:text-underline-color="font-color" officeooo:rsid="0089ae28"/>
    </style:style>
    <style:style style:name="T346" style:family="text">
      <style:text-properties fo:color="#00a933" loext:opacity="100%" style:text-underline-style="solid" style:text-underline-width="auto" style:text-underline-color="font-color" officeooo:rsid="008b52c7"/>
    </style:style>
    <style:style style:name="T347" style:family="text">
      <style:text-properties fo:color="#00a933" loext:opacity="100%" style:text-underline-style="solid" style:text-underline-width="auto" style:text-underline-color="font-color" officeooo:rsid="0018c4ea"/>
    </style:style>
    <style:style style:name="T348" style:family="text">
      <style:text-properties fo:color="#00a933" loext:opacity="100%" style:text-underline-style="solid" style:text-underline-width="auto" style:text-underline-color="font-color" officeooo:rsid="001362f7"/>
    </style:style>
    <style:style style:name="T349" style:family="text">
      <style:text-properties fo:color="#00a933" loext:opacity="100%" style:text-underline-style="solid" style:text-underline-width="auto" style:text-underline-color="font-color" officeooo:rsid="00c58f5c"/>
    </style:style>
    <style:style style:name="T350" style:family="text">
      <style:text-properties fo:color="#00a933" loext:opacity="100%" style:text-underline-style="solid" style:text-underline-width="auto" style:text-underline-color="font-color" officeooo:rsid="00ca4724"/>
    </style:style>
    <style:style style:name="T351" style:family="text">
      <style:text-properties fo:color="#00a933" loext:opacity="100%" style:text-underline-style="solid" style:text-underline-width="auto" style:text-underline-color="font-color" officeooo:rsid="011113a5"/>
    </style:style>
    <style:style style:name="T352" style:family="text">
      <style:text-properties fo:color="#00a933" loext:opacity="100%" officeooo:rsid="0089ae28"/>
    </style:style>
    <style:style style:name="T353" style:family="text">
      <style:text-properties fo:color="#00a933" loext:opacity="100%" officeooo:rsid="00d87f02"/>
    </style:style>
    <style:style style:name="T354" style:family="text">
      <style:text-properties fo:color="#00a933" loext:opacity="100%" officeooo:rsid="00ef6c52"/>
    </style:style>
    <style:style style:name="T355" style:family="text">
      <style:text-properties fo:color="#00a933" loext:opacity="100%" officeooo:rsid="01114bb2"/>
    </style:style>
    <style:style style:name="T356" style:family="text">
      <style:text-properties fo:color="#00a933" loext:opacity="100%" style:font-name="Futura Std Condensed Light1" officeooo:rsid="011783eb"/>
    </style:style>
    <style:style style:name="T357" style:family="text">
      <style:text-properties officeooo:rsid="0098f5b4"/>
    </style:style>
    <style:style style:name="T358" style:family="text">
      <style:text-properties officeooo:rsid="0099caad"/>
    </style:style>
    <style:style style:name="T359" style:family="text">
      <style:text-properties officeooo:rsid="00a0f062"/>
    </style:style>
    <style:style style:name="T360" style:family="text">
      <style:text-properties fo:color="#158466" loext:opacity="100%"/>
    </style:style>
    <style:style style:name="T361" style:family="text">
      <style:text-properties fo:color="#158466" loext:opacity="100%" officeooo:rsid="00ae7c16"/>
    </style:style>
    <style:style style:name="T362" style:family="text">
      <style:text-properties fo:color="#158466" loext:opacity="100%" style:font-name="Futura Std Condensed" officeooo:rsid="00b3984f"/>
    </style:style>
    <style:style style:name="T363" style:family="text">
      <style:text-properties fo:color="#158466" loext:opacity="100%" officeooo:rsid="011783eb"/>
    </style:style>
    <style:style style:name="T364" style:family="text">
      <style:text-properties officeooo:rsid="00b8d8fd"/>
    </style:style>
    <style:style style:name="T365" style:family="text">
      <style:text-properties fo:color="#808080" loext:opacity="100%" officeooo:rsid="00a7cb89"/>
    </style:style>
    <style:style style:name="T366" style:family="text">
      <style:text-properties fo:color="#808080" loext:opacity="100%" style:font-name="Futura Std Condensed" officeooo:rsid="00a46215"/>
    </style:style>
    <style:style style:name="T367" style:family="text">
      <style:text-properties fo:color="#808080" loext:opacity="100%" officeooo:rsid="00a46215"/>
    </style:style>
    <style:style style:name="T368" style:family="text">
      <style:text-properties fo:color="#808080" loext:opacity="100%" fo:font-weight="bold" officeooo:rsid="00a46215" style:font-weight-asian="bold" style:font-weight-complex="bold"/>
    </style:style>
    <style:style style:name="T369" style:family="text">
      <style:text-properties fo:color="#808080" loext:opacity="100%" officeooo:rsid="00dcc94b"/>
    </style:style>
    <style:style style:name="T370" style:family="text">
      <style:text-properties fo:color="#808080" loext:opacity="100%" officeooo:rsid="00e9a091"/>
    </style:style>
    <style:style style:name="T371" style:family="text">
      <style:text-properties officeooo:rsid="00c28cba"/>
    </style:style>
    <style:style style:name="T372" style:family="text">
      <style:text-properties officeooo:rsid="00c58f5c"/>
    </style:style>
    <style:style style:name="T373" style:family="text">
      <style:text-properties officeooo:rsid="00c8a72c"/>
    </style:style>
    <style:style style:name="T374" style:family="text">
      <style:text-properties officeooo:rsid="00ca4724"/>
    </style:style>
    <style:style style:name="T375" style:family="text">
      <style:text-properties officeooo:rsid="00cb7f5f"/>
    </style:style>
    <style:style style:name="T376" style:family="text">
      <style:text-properties officeooo:rsid="00d287be"/>
    </style:style>
    <style:style style:name="T377" style:family="text">
      <style:text-properties officeooo:rsid="00d87f02"/>
    </style:style>
    <style:style style:name="T378" style:family="text">
      <style:text-properties fo:font-size="18pt" officeooo:rsid="00c56511" style:font-size-asian="18pt" style:font-size-complex="18pt"/>
    </style:style>
    <style:style style:name="T379" style:family="text">
      <style:text-properties fo:font-size="18pt" officeooo:rsid="00c84595" style:font-size-asian="18pt" style:font-size-complex="18pt"/>
    </style:style>
    <style:style style:name="T380" style:family="text">
      <style:text-properties fo:font-size="18pt" officeooo:rsid="00c28cba" style:font-size-asian="18pt" style:font-size-complex="18pt"/>
    </style:style>
    <style:style style:name="T381" style:family="text">
      <style:text-properties fo:font-size="18pt" officeooo:rsid="00c3b924" style:font-size-asian="18pt" style:font-size-complex="18pt"/>
    </style:style>
    <style:style style:name="T382" style:family="text">
      <style:text-properties officeooo:rsid="007b6d21"/>
    </style:style>
    <style:style style:name="T383" style:family="text">
      <style:text-properties officeooo:rsid="00dcc94b"/>
    </style:style>
    <style:style style:name="T384" style:family="text">
      <style:text-properties officeooo:rsid="00e112ed"/>
    </style:style>
    <style:style style:name="T385" style:family="text">
      <style:text-properties officeooo:rsid="00e2218e"/>
    </style:style>
    <style:style style:name="T386" style:family="text">
      <style:text-properties officeooo:rsid="00e4b10a"/>
    </style:style>
    <style:style style:name="T387" style:family="text">
      <style:text-properties officeooo:rsid="00e707e0"/>
    </style:style>
    <style:style style:name="T388" style:family="text">
      <style:text-properties officeooo:rsid="00e86cd5"/>
    </style:style>
    <style:style style:name="T389" style:family="text">
      <style:text-properties officeooo:rsid="00e9a091"/>
    </style:style>
    <style:style style:name="T390" style:family="text">
      <style:text-properties officeooo:rsid="00ebffaf"/>
    </style:style>
    <style:style style:name="T391" style:family="text">
      <style:text-properties officeooo:rsid="00f77c78"/>
    </style:style>
    <style:style style:name="T392" style:family="text">
      <style:text-properties officeooo:rsid="00fa6c72"/>
    </style:style>
    <style:style style:name="T393" style:family="text">
      <style:text-properties officeooo:rsid="0102d0e2"/>
    </style:style>
    <style:style style:name="T394" style:family="text">
      <style:text-properties officeooo:rsid="01060e74"/>
    </style:style>
    <style:style style:name="T395" style:family="text">
      <style:text-properties officeooo:rsid="0108be5c"/>
    </style:style>
    <style:style style:name="T396" style:family="text">
      <style:text-properties officeooo:rsid="011113a5"/>
    </style:style>
    <style:style style:name="T397" style:family="text">
      <style:text-properties officeooo:rsid="01114bb2"/>
    </style:style>
    <style:style style:name="T398" style:family="text">
      <style:text-properties officeooo:rsid="00f9979f"/>
    </style:style>
    <style:style style:name="T399" style:family="text">
      <style:text-properties officeooo:rsid="011783eb"/>
    </style:style>
    <style:style style:name="T400" style:family="text">
      <style:text-properties style:font-name="Futura Std Condensed " officeooo:rsid="011783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304">P</text:span><text:span text:style-name="T4">eaceful Alien</text:span> <text:span text:style-name="T357">l</text:span>and<text:span text:style-name="T3">s</text:span> in a Kindergarten. Kids are coming from everywhere. More and more. They tend to surround the <text:span text:style-name="T3">Alien</text:span> <text:span text:style-name="T302">a</text:span><text:span text:style-name="T4">nd they want “blood”! </text:span><text:span text:style-name="T377">The </text:span><text:span text:style-name="T279">Alien</text:span> has to avoid <text:span text:style-name="T1">kids</text:span> in order to survive. Everything’s seen through a surveillance<text:span text:style-name="T279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65">The game will be a</text:span><text:span text:style-name="T20"> </text:span><text:span text:style-name="T23">Top Down Shooter</text:span><text:span text:style-name="T153"> in </text:span><text:span text:style-name="T20">2D pixel art</text:span><text:span text:style-name="T265"> </text:span><text:span text:style-name="T275">style</text:span><text:span text:style-name="T265">.</text:span></text:p>
      <text:p text:style-name="P22"/>
      <text:p text:style-name="P22"><text:tab/>The game will<text:span text:style-name="T243"> </text:span>be in <text:span text:style-name="T6">German</text:span> (just because the title rocks in German).</text:p>
      <text:p text:style-name="P22"/>
      <text:p text:style-name="P26"><text:tab/><text:span text:style-name="T30">1 player versus CPU</text:span><text:span text:style-name="T178">.</text:span></text:p>
      <text:p text:style-name="P22"/>
      <text:p text:style-name="P26"><text:tab/><text:span text:style-name="T35">1 difficulty level</text:span><text:span text:style-name="T178">.</text:span></text:p>
      <text:p text:style-name="P34"/>
      <text:p text:style-name="P34"><text:tab/><text:span text:style-name="T265">One</text:span> game last<text:span text:style-name="T273">s</text:span> <text:span text:style-name="T243">up to</text:span> <text:span text:style-name="T14">1 minute</text:span> (or a bit more <text:span text:style-name="T243">with luck as player will become “blind” at some point</text:span>). <text:span text:style-name="T305">Well. As long as the Alien can survive, the game isn’t over but considering that </text:span><text:span text:style-name="T321">after </text:span><text:span text:style-name="T305">about 1 minute the screen </text:span><text:span text:style-name="T342">gets</text:span><text:span text:style-name="T305"> black, I don’t think the game will last very long </text:span><text:span text:style-name="T342">after that</text:span><text:span text:style-name="T305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35">.</text:span><text:span text:style-name="T282"> </text:span><text:span text:style-name="T297">We’ll give the length of the game but</text:span><text:span text:style-name="T225"> </text:span><text:span text:style-name="T226">(</text:span><text:span text:style-name="T225">if it doesn’t break the record, then</text:span><text:span text:style-name="T226">)</text:span><text:span text:style-name="T225"> </text:span><text:span text:style-name="T297">“</text:span><text:span text:style-name="T293">it’ll be lost for ever like tears in the rain!</text:span><text:span text:style-name="T297">” </text:span><text:span text:style-name="T315">This means that we’ll have to write something in a file on the computer… Is that a good idea (probably not)?</text:span></text:p>
      <text:p text:style-name="P23"/>
      <text:p text:style-name="P23"><text:tab/><text:span text:style-name="T19">Nothing to gather</text:span><text:span text:style-name="T243">: no bonus, </text:span><text:span text:style-name="T302">no health, </text:span><text:span text:style-name="T243">no money, no points, </text:span><text:span text:style-name="T265">no weapon, no armor, </text:span><text:span text:style-name="T243">no nothing!</text:span></text:p>
      <text:p text:style-name="P23"/>
      <text:p text:style-name="P23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3"/>
      <text:p text:style-name="P23"><text:span text:style-name="T58"><text:tab/></text:span><text:span text:style-name="T75">The Alien is invulnerable for the first </text:span><text:span text:style-name="T98">2</text:span><text:span text:style-name="T75"> seconds </text:span><text:span text:style-name="T83">of the game “</text:span><text:span text:style-name="T98">flashing” </text:span><text:span text:style-name="T102">transparent</text:span><text:span text:style-name="T75">!</text:span></text:p>
      <text:p text:style-name="P23"><text:span text:style-name="T75"><text:tab/></text:span><text:span text:style-name="T98">While invulnerable, the alien can’t use his talent...</text:span></text:p>
      <text:p text:style-name="P101"><text:span text:style-name="T359">The </text:span>Alien</text:p>
      <text:p text:style-name="P102"/>
      <text:p text:style-name="P51"><text:span text:style-name="T342">The</text:span> <text:span text:style-name="T342">A</text:span>lien<text:span text:style-name="T342">s</text:span> <text:span text:style-name="T342">have</text:span> <text:span text:style-name="T321">female </text:span>German old fashioned name<text:span text:style-name="T342">s</text:span>: <text:span text:style-name="T342">the player’s Alien is called </text:span><text:span text:style-name="T83">Brünhild</text:span><text:span text:style-name="T342">, the other one at the teleportation desk is called </text:span><text:span text:style-name="T83">Gudrun</text:span><text:span text:style-name="T227"> </text:span><text:span text:style-name="T232">and the Great Tependicular’s name is </text:span><text:span text:style-name="T105">Hildegard</text:span>!</text:p>
      <text:p text:style-name="P35"/>
      <text:p text:style-name="P109"><text:span text:style-name="T156">The </text:span><text:span text:style-name="T165">A</text:span><text:span text:style-name="T155">lien </text:span><text:span text:style-name="T164">has</text:span><text:span text:style-name="T291"> 1000 hit points (HP)</text:span><text:span text:style-name="T155">.</text:span></text:p>
      <text:p text:style-name="P37"/>
      <text:p text:style-name="P43"><text:tab/><text:span text:style-name="T342">The</text:span><text:span text:style-name="T276"> Alien has</text:span><text:span text:style-name="T4"> </text:span><text:span text:style-name="T15">1</text:span><text:span text:style-name="T14"> defensive </text:span><text:span text:style-name="T20">skill</text:span><text:span text:style-name="T152"> </text:span><text:span text:style-name="T214">to choose</text:span>:</text:p>
      <text:p text:style-name="P37"/>
      <text:p text:style-name="P39"><text:tab/>- <text:span text:style-name="T14">Random teleportation</text:span><text:span text:style-name="T192"> </text:span><text:span text:style-name="T199">(</text:span><text:span text:style-name="T346">cooldown: </text:span><text:span text:style-name="T350">10</text:span><text:span text:style-name="T346"> seconds</text:span><text:span text:style-name="T199">). </text:span><text:span text:style-name="T229">Available teleportation points are defined in the Background.tscn. </text:span><text:span text:style-name="T317">Uses RANDOM TELEPORTATION fx.</text:span></text:p>
      <text:p text:style-name="P126"><text:tab/>- <text:span text:style-name="T14">Dash</text:span> <text:span text:style-name="T2">(</text:span><text:span text:style-name="T246">pass through </text:span><text:span text:style-name="T244">kids and attacks</text:span><text:span text:style-name="T200"> – </text:span><text:span text:style-name="T346">cooldown: 15 seconds</text:span><text:span text:style-name="T2">).</text:span><text:span text:style-name="T229"> </text:span><text:span text:style-name="T317">Uses DASH fx.</text:span></text:p>
      <text:p text:style-name="P126"><text:tab/>- <text:span text:style-name="T14">Repulsive </text:span><text:span text:style-name="T16">explosion</text:span><text:span text:style-name="T133"> </text:span><text:span text:style-name="T134">(repulsive effect </text:span><text:span text:style-name="T135">only on kids </text:span><text:span text:style-name="T133">–</text:span><text:span text:style-name="T135"> </text:span><text:span text:style-name="T137">not the </text:span><text:span text:style-name="T151">ranged </text:span><text:span text:style-name="T137">attacks</text:span><text:span text:style-name="T200"> – </text:span><text:span text:style-name="T346">cooldown: 10 seconds</text:span><text:span text:style-name="T134">).</text:span><text:span text:style-name="T229"> </text:span><text:span text:style-name="T317">Uses REPULSIVE EXPLOSION fx.</text:span></text:p>
      <text:p text:style-name="P126"><text:tab/>- <text:span text:style-name="T14">Freezing </text:span><text:span text:style-name="T63">shockwave</text:span><text:span text:style-name="T17"> </text:span><text:span text:style-name="T134">(</text:span><text:span text:style-name="T145">Freezes nearby enemies for </text:span><text:span text:style-name="T146">4</text:span><text:span text:style-name="T145"> seconds</text:span><text:span text:style-name="T200"> </text:span><text:span text:style-name="T201">–</text:span><text:span text:style-name="T200"> </text:span><text:span text:style-name="T137">not the </text:span><text:span text:style-name="T151">ranged attacks</text:span><text:span text:style-name="T200"> – </text:span><text:span text:style-name="T346">cooldown: 15 seconds</text:span><text:span text:style-name="T134">).</text:span><text:span text:style-name="T229"> </text:span><text:span text:style-name="T317">Uses FREEZING SHOCKWAVE fx.</text:span></text:p>
      <text:p text:style-name="P126"><text:tab/>- <text:span text:style-name="T18">Quick r</text:span><text:span text:style-name="T17">unner </text:span><text:span text:style-name="T134">(</text:span><text:span text:style-name="T218">runs</text:span><text:span text:style-name="T198"> 2</text:span><text:span text:style-name="T213">0</text:span><text:span text:style-name="T198">% faster – </text:span><text:span text:style-name="T348">permanent</text:span><text:span text:style-name="T134">). </text:span><text:span text:style-name="T150">It means </text:span><text:span text:style-name="T47">increasing fps</text:span><text:span text:style-name="T150"> or </text:span><text:span text:style-name="T47">m/s</text:span><text:span text:style-name="T150">.</text:span><text:span text:style-name="T211"> </text:span><text:span text:style-name="T318">Uses NO fx.</text:span></text:p>
      <text:p text:style-name="P126"><text:tab/>- <text:span text:style-name="T16">Force </text:span><text:span text:style-name="T63">f</text:span><text:span text:style-name="T16">ield</text:span><text:span text:style-name="T133"> </text:span><text:span text:style-name="T134">(repulsive effect </text:span><text:span text:style-name="T197">for </text:span><text:span text:style-name="T198">6</text:span><text:span text:style-name="T197"> seconds</text:span><text:span text:style-name="T135"> on </text:span><text:span text:style-name="T149">ranged attacks</text:span><text:span text:style-name="T200"> – </text:span><text:span text:style-name="T346">cooldown: </text:span><text:span text:style-name="T351">10</text:span><text:span text:style-name="T346"> seconds</text:span><text:span text:style-name="T134">).</text:span><text:span text:style-name="T229"> </text:span><text:span text:style-name="T317">Uses FORCE FIELD fx.</text:span></text:p>
      <text:p text:style-name="P126"><text:tab/>- <text:span text:style-name="T16">Time stop </text:span><text:span text:style-name="T134">(affects </text:span><text:span text:style-name="T145">everything </text:span><text:span text:style-name="T223">(except </text:span><text:span text:style-name="T224">the Alien</text:span><text:span text:style-name="T223">)</text:span><text:span text:style-name="T145"> for 3 seconds</text:span><text:span text:style-name="T200"> – </text:span><text:span text:style-name="T346">cooldown: 20 seconds</text:span><text:span text:style-name="T135">). </text:span><text:span text:style-name="T211"><text:s/></text:span><text:span text:style-name="T318">Uses TIME STOP fx.</text:span></text:p>
      <text:p text:style-name="P126"><text:tab/>- <text:span text:style-name="T18">Mirror images</text:span><text:span text:style-name="T131"> (</text:span><text:span text:style-name="T252">3</text:span><text:span text:style-name="T245"> </text:span><text:span text:style-name="T253">i</text:span><text:span text:style-name="T252">nvulnerable </text:span><text:span text:style-name="T250">copies </text:span><text:span text:style-name="T253">of the Alien</text:span><text:span text:style-name="T131"> </text:span><text:span text:style-name="T374">appear (“flashing” </text:span><text:span text:style-name="T385">transparent</text:span><text:span text:style-name="T374"> for 1 frame) and </text:span><text:span text:style-name="T131">start </text:span><text:span text:style-name="T341">running</text:span><text:span text:style-name="T131"> in random directions from the player attracting closest kids for </text:span><text:span text:style-name="T249">3</text:span><text:span text:style-name="T245"> seconds</text:span><text:span text:style-name="T263"> </text:span><text:span text:style-name="T264">then disappear</text:span><text:span text:style-name="T200"> </text:span><text:span text:style-name="T203">(“flashing” </text:span><text:span text:style-name="T204">transparent</text:span><text:span text:style-name="T203"> for 1 frame) </text:span><text:span text:style-name="T200">– </text:span><text:span text:style-name="T346">cooldown: 1</text:span><text:span text:style-name="T349">5</text:span><text:span text:style-name="T346"> seconds</text:span><text:span text:style-name="T131">).</text:span><text:span text:style-name="T211"> </text:span><text:span text:style-name="T318">Uses MIRROR IMAGES fx.</text:span></text:p>
      <text:p text:style-name="P126"><text:tab/>- <text:span text:style-name="T24">Dodger</text:span><text:span text:style-name="T269"> (hit box </text:span><text:span text:style-name="T303">size </text:span><text:span text:style-name="T269">reduced</text:span><text:span text:style-name="T134"> </text:span><text:span text:style-name="T198">by 2</text:span><text:span text:style-name="T213">0</text:span><text:span text:style-name="T198">% </text:span><text:span text:style-name="T134">– </text:span><text:span text:style-name="T347">permanent</text:span><text:span text:style-name="T269">).</text:span><text:span text:style-name="T211"> </text:span><text:span text:style-name="T318">Uses NO fx.</text:span></text:p>
      <text:p text:style-name="P126"><text:tab/>- <text:span text:style-name="T24">Invisible</text:span><text:span text:style-name="T269"> (makes </text:span><text:span text:style-name="T247">enemies go away </text:span><text:span text:style-name="T251">as if the Alien wasn’t here</text:span><text:span text:style-name="T269"> for </text:span><text:span text:style-name="T372">4</text:span><text:span text:style-name="T269"> seconds</text:span><text:span text:style-name="T200"> </text:span><text:span text:style-name="T209">but can take damages </text:span><text:span text:style-name="T200">– </text:span><text:span text:style-name="T346">cooldown: </text:span><text:span text:style-name="T349">20</text:span><text:span text:style-name="T346"> seconds</text:span><text:span text:style-name="T269">).</text:span><text:span text:style-name="T211"> </text:span><text:span text:style-name="T318">Uses INVISIBLE fx.</text:span></text:p>
      <text:p text:style-name="P126"><text:tab/>- <text:span text:style-name="T24">Shield</text:span><text:span text:style-name="T269"> (</text:span><text:span text:style-name="T248">invulnerable to </text:span><text:span text:style-name="T254">hand-to-hand</text:span><text:span text:style-name="T251"> </text:span><text:span text:style-name="T248">attack</text:span><text:span text:style-name="T254">s</text:span><text:span text:style-name="T251"> for </text:span><text:span text:style-name="T255">3</text:span><text:span text:style-name="T251"> seconds</text:span><text:span text:style-name="T200"> – </text:span><text:span text:style-name="T346">cooldown: 10 seconds</text:span><text:span text:style-name="T269">).</text:span><text:span text:style-name="T211"> </text:span><text:span text:style-name="T318">Uses SHIELD fx.</text:span></text:p>
      <text:p text:style-name="P52"><text:tab/>- <text:span text:style-name="T14">Second life</text:span> (restart with <text:span text:style-name="T343">300 HP</text:span> from where the <text:span text:style-name="T374">Alien</text:span><text:span text:style-name="T334"> died – </text:span><text:span text:style-name="T352">only 1 time</text:span>). <text:span text:style-name="T377">No teleportation at the restart. The enemies resume doing their things. The alien stays dead for 2 seconds then revive</text:span><text:span text:style-name="T396">s, </text:span><text:span text:style-name="T399">quickly</text:span><text:span text:style-name="T377"> “flashing” </text:span><text:span text:style-name="T385">transparent</text:span><text:span text:style-name="T377"> for 1 </text:span><text:span text:style-name="T396">second (no invulnerability at restart)</text:span><text:span text:style-name="T377">.</text:span></text:p>
      <text:p text:style-name="P126"><text:tab/>- <text:span text:style-name="T24">Healthy</text:span><text:span text:style-name="T269"> (</text:span><text:span text:style-name="T303">2</text:span><text:span text:style-name="T340">0</text:span><text:span text:style-name="T303">% </text:span><text:span text:style-name="T269">more hit points – </text:span><text:span text:style-name="T345">permanent</text:span><text:span text:style-name="T269">).</text:span><text:span text:style-name="T211"> </text:span><text:span text:style-name="T318">Uses NO fx.</text:span></text:p>
      <text:p text:style-name="P126"><text:tab/>- <text:span text:style-name="T25">Regeneration</text:span><text:span text:style-name="T270"> (</text:span><text:span text:style-name="T343">5</text:span><text:span text:style-name="T339"> hp per second – </text:span><text:span text:style-name="T344">permanent</text:span><text:span text:style-name="T270">).</text:span><text:span text:style-name="T211"> </text:span><text:span text:style-name="T318">Uses NO fx.</text:span></text:p>
      <text:p text:style-name="P126"><text:tab/>- <text:span text:style-name="T26">Hand to hand </text:span><text:span text:style-name="T79">specialist</text:span><text:span text:style-name="T271"> (50% damage from short range but 200% damage from long range – </text:span><text:span text:style-name="T345">permanent</text:span><text:span text:style-name="T271">).</text:span><text:span text:style-name="T211"> </text:span><text:span text:style-name="T318">Uses NO fx.</text:span></text:p>
      <text:p text:style-name="P126"><text:soft-page-break/><text:tab/>- <text:span text:style-name="T26">Ranged </text:span><text:span text:style-name="T33">fighting </text:span><text:span text:style-name="T79">expert</text:span><text:span text:style-name="T271"> (50% damage from long range but 200% damage from short range – </text:span><text:span text:style-name="T345">permanent</text:span><text:span text:style-name="T271">).</text:span><text:span text:style-name="T211"> </text:span><text:span text:style-name="T318">Uses NO fx.</text:span></text:p>
      <text:p text:style-name="P126"><text:tab/>- <text:span text:style-name="T7">None!</text:span><text:span text:style-name="T13"> </text:span><text:span text:style-name="T214">(</text:span><text:span text:style-name="T241">+10% hp </text:span><text:span text:style-name="T199">–</text:span><text:span text:style-name="T241"> </text:span><text:span text:style-name="T353">permanen</text:span><text:span text:style-name="T354">t!</text:span><text:span text:style-name="T214">)</text:span><text:span text:style-name="T7"> </text:span><text:span text:style-name="T240">No talent selected</text:span><text:span text:style-name="T214">.</text:span><text:span text:style-name="T211"> </text:span><text:span text:style-name="T318">Uses NO fx.</text:span></text:p>
      <text:p text:style-name="P126"><text:span text:style-name="T382"><text:tab/>- </text:span><text:span text:style-name="T101">Der Techniker</text:span><text:span text:style-name="T382"> </text:span><text:span text:style-name="T395">The technician </text:span><text:span text:style-name="T382">(</text:span><text:span text:style-name="T383">hidden talent to unlock (</text:span><text:span text:style-name="T369">see condition </text:span><text:span text:style-name="T370">at the end</text:span><text:span text:style-name="T383">)</text:span><text:span text:style-name="T334"> – </text:span><text:span text:style-name="T352">only 1 time</text:span><text:span text:style-name="T382">).</text:span><text:span text:style-name="T377"> </text:span><text:span text:style-name="T383">Resets the game overlay shader values </text:span><text:span text:style-name="T390">(and restart</text:span><text:span text:style-name="T395">s</text:span><text:span text:style-name="T390"> its animation!)</text:span><text:span text:style-name="T377">. </text:span><text:span text:style-name="T399">We’ll eventually also reset the random selections in the Overlay #1). </text:span><text:span text:style-name="T389">This allows a longer game leading to more kids… </text:span><text:span text:style-name="T127">Once the screen start shuting down, you can’t use that talent</text:span><text:span text:style-name="T399">.</text:span><text:span text:style-name="T211"> </text:span><text:span text:style-name="T318">Uses TECHNIKER fx.</text:span></text:p>
      <text:p text:style-name="P44"><text:span text:style-name="T382"><text:tab/>- </text:span><text:span text:style-name="T108">Zufällig… </text:span><text:span text:style-name="T395">H</text:span><text:span text:style-name="T383">idden “talent” to unlock (</text:span><text:span text:style-name="T369">see condition </text:span><text:span text:style-name="T370">at the end</text:span><text:span text:style-name="T382">).</text:span><text:span text:style-name="T377"> </text:span><text:span text:style-name="T394">A random talent is selected at game launch</text:span><text:span text:style-name="T389">… </text:span><text:span text:style-name="T395">The player won’t know which one has been selected until </text:span><text:span text:style-name="T399">the game starts</text:span><text:span text:style-name="T395">.</text:span></text:p>
      <text:p text:style-name="P126"><text:tab/>- <text:span text:style-name="T109">Kotz</text:span><text:span text:style-name="T14">sicher</text:span><text:span text:style-name="T395"> “Vomit-proof” (the alien can walk through vomit without suffering </text:span><text:span text:style-name="T396">only 50% of damages</text:span><text:span text:style-name="T395"> </text:span><text:span text:style-name="T334">–</text:span><text:span text:style-name="T395"> </text:span><text:span text:style-name="T345">permanent</text:span><text:span text:style-name="T395">).</text:span><text:span text:style-name="T383"> (</text:span><text:span text:style-name="T369">see condition </text:span><text:span text:style-name="T370">at the end</text:span><text:span text:style-name="T382">)</text:span><text:span text:style-name="T211"> </text:span><text:span text:style-name="T318">Uses NO fx.</text:span></text:p>
      <text:p text:style-name="P126"><text:tab/>- <text:span text:style-name="T110">Bullet time</text:span><text:span text:style-name="T396"> (everything (except the Alien) is slowed down by 50% for 3 seconds</text:span><text:span text:style-name="T203"> </text:span><text:span text:style-name="T200">– </text:span><text:span text:style-name="T346">cooldown: 1</text:span><text:span text:style-name="T349">5</text:span><text:span text:style-name="T346"> seconds</text:span><text:span text:style-name="T396">).</text:span><text:span text:style-name="T383"> (</text:span><text:span text:style-name="T369">see condition </text:span><text:span text:style-name="T370">at the end</text:span><text:span text:style-name="T382">). </text:span><text:span text:style-name="T319">“</text:span><text:span text:style-name="T317">Almost” uses MIRROR IMAGES fx but with Bullet_time.wav!</text:span></text:p>
      <text:p text:style-name="P126"><text:tab/>- <text:span text:style-name="T111">Geist</text:span><text:span text:style-name="T397"> (the Alien takes no damage and can pass through enemies for 4 seconds – </text:span><text:span text:style-name="T355">cooldown: 20 seconds</text:span><text:span text:style-name="T397">).</text:span><text:span text:style-name="T383"> (</text:span><text:span text:style-name="T369">see condition </text:span><text:span text:style-name="T370">at the end</text:span><text:span text:style-name="T382">). </text:span><text:span text:style-name="T319">“</text:span><text:span text:style-name="T317">Almost” uses INVISIBLE fx but flashes white instead of being transparent and Geist.wav!</text:span></text:p>
      <text:p text:style-name="P41"/>
      <text:p text:style-name="P42"><text:span text:style-name="T214"><text:tab/></text:span><text:span text:style-name="T229">Shaders are </text:span><text:span text:style-name="T100">never</text:span><text:span text:style-name="T229"> affected by talents </text:span><text:span text:style-name="T230">(except </text:span><text:span text:style-name="T240">by</text:span><text:span text:style-name="T230"> </text:span><text:span text:style-name="T231">Der Techniker</text:span><text:span text:style-name="T230">)</text:span><text:span text:style-name="T229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186"> </text:span><text:span text:style-name="T184">(red means not ready)</text:span><text:span text:style-name="T272">.</text:span></text:p>
      <text:p text:style-name="P40"><text:tab/><text:span text:style-name="T65">No HP shown on screen </text:span><text:span text:style-name="T283">(</text:span><text:span text:style-name="T284">we’ll eventually show that also with the outline turning blue</text:span><text:span text:style-name="T283">)</text:span><text:span text:style-name="T320">.</text:span></text:p>
      <text:p text:style-name="P40"><text:tab/><text:span text:style-name="T103">When hit, the Alien flashes white </text:span><text:span text:style-name="T97">for 1 frame</text:span><text:span text:style-name="T103">.</text:span></text:p>
      <text:p text:style-name="P33"><text:tab/><text:span text:style-name="T6">Each</text:span> <text:span text:style-name="T31">skill</text:span><text:span text:style-name="T14"> has </text:span><text:span text:style-name="T57">its own</text:span><text:span text:style-name="T14"> cooldown</text:span> (<text:span text:style-name="T243">duration</text:span> depending on the <text:span text:style-name="T265">skill </text:span><text:span text:style-name="T377">as seen above</text:span>).</text:p>
      <text:p text:style-name="P37"/>
      <text:p text:style-name="P121"/>
      <text:p text:style-name="P4">Enemies</text:p>
      <text:p text:style-name="P54"/>
      <text:p text:style-name="P54">- <text:span text:style-name="T21">Throwing </text:span><text:span text:style-name="T27">B</text:span><text:span text:style-name="T21">ooger </text:span><text:span text:style-name="T27">K</text:span><text:span text:style-name="T21">ids</text:span><text:span text:style-name="T266"> (</text:span><text:span text:style-name="T291">slow </text:span><text:span text:style-name="T266">medium ranged explosives </text:span><text:span text:style-name="T272">with small effect area</text:span><text:span text:style-name="T266">):</text:span></text:p>
      <text:p text:style-name="P54"><text:tab/><text:span text:style-name="T291">Alien loses </text:span><text:span text:style-name="T67">1</text:span><text:span text:style-name="T33">00 </text:span><text:span text:style-name="T56">HP</text:span><text:span text:style-name="T291"> when hit. </text:span><text:span text:style-name="T258">Only deals damage after exploding on the ground!</text:span></text:p>
      <text:p text:style-name="P54"/>
      <text:p text:style-name="P54">- <text:span text:style-name="T21">Spitting </text:span><text:span text:style-name="T27">K</text:span><text:span text:style-name="T21">ids</text:span><text:span text:style-name="T266"> (</text:span><text:span text:style-name="T291">quick s</text:span><text:span text:style-name="T288">hort </text:span><text:span text:style-name="T266">ranged </text:span><text:span text:style-name="T358">projectile</text:span><text:span text:style-name="T266">).</text:span></text:p>
      <text:p text:style-name="P55"><text:tab/><text:span text:style-name="T291">Alien loses </text:span><text:span text:style-name="T67">5</text:span><text:span text:style-name="T61">0</text:span><text:span text:style-name="T33"> </text:span><text:span text:style-name="T56">HP</text:span><text:span text:style-name="T291"> when hit. </text:span><text:span text:style-name="T385">Disappear before hitting ground (at the end of the animation).</text:span></text:p>
      <text:p text:style-name="P55"/>
      <text:p text:style-name="P54">- <text:span text:style-name="T21">Kids </text:span><text:span text:style-name="T27">W</text:span><text:span text:style-name="T21">ith </text:span><text:span text:style-name="T27">S</text:span><text:span text:style-name="T21">ticks</text:span><text:span text:style-name="T266"> (</text:span><text:span text:style-name="T291">very quick </text:span><text:span text:style-name="T280">hand to hand</text:span><text:span text:style-name="T266"> attack).</text:span></text:p>
      <text:p text:style-name="P55"><text:tab/><text:span text:style-name="T291">Alien loses </text:span><text:span text:style-name="T67">25</text:span><text:span text:style-name="T33"> </text:span><text:span text:style-name="T56">HP</text:span><text:span text:style-name="T291"> when hit.</text:span></text:p>
      <text:p text:style-name="P55"/>
      <text:p text:style-name="P56">- <text:span text:style-name="T63">Crying </text:span><text:span text:style-name="T28">Kids</text:span><text:span text:style-name="T274"> </text:span><text:span text:style-name="T306">run randomly then stop to cry</text:span><text:span text:style-name="T274">. </text:span><text:span text:style-name="T306">If the Alien is close enough, </text:span><text:span text:style-name="T377">that kid will try to </text:span><text:span text:style-name="T306">kick him. </text:span><text:span text:style-name="T377">Then r</text:span><text:span text:style-name="T311">esume </text:span><text:span text:style-name="T377">his </text:span><text:span text:style-name="T311">routine.</text:span></text:p>
      <text:p text:style-name="P56"><text:tab/><text:span text:style-name="T291">Alien loses </text:span><text:span text:style-name="T67">75</text:span><text:span text:style-name="T33"> </text:span><text:span text:style-name="T56">HP</text:span><text:span text:style-name="T291"> </text:span><text:span text:style-name="T311">when hit</text:span><text:span text:style-name="T292">.</text:span></text:p>
      <text:p text:style-name="P55"/>
      <text:p text:style-name="P54">- <text:span text:style-name="T27">Vomiting </text:span><text:span text:style-name="T28">K</text:span><text:span text:style-name="T27">ids</text:span><text:span text:style-name="T272"> (</text:span><text:span text:style-name="T291">slow </text:span><text:span text:style-name="T272">long range attacks with large effect area). </text:span><text:span text:style-name="T311">Wandering, then vomiting somewhere there’</text:span><text:span text:style-name="T377">s enough</text:span><text:span text:style-name="T311"> space for the puddle, then resuming… The vomit puddle generate an area that everybody’s running away from.</text:span></text:p>
      <text:p text:style-name="P56"><text:tab/><text:span text:style-name="T291">Alien loses </text:span><text:span text:style-name="T33">5</text:span><text:span text:style-name="T61">0</text:span><text:span text:style-name="T33"> </text:span><text:span text:style-name="T56">HP per second</text:span><text:span text:style-name="T291"> when walking in the vomit puddle until exiting it. </text:span><text:span text:style-name="T292">He also takes decreasing damage</text:span><text:span text:style-name="T311"> </text:span><text:span text:style-name="T292">for up to 2 seconds </text:span><text:span text:style-name="T311">(</text:span><text:span text:style-name="T99">35</text:span><text:span text:style-name="T64">HP </text:span><text:span text:style-name="T67">the first second</text:span><text:span text:style-name="T64">, then 1</text:span><text:span text:style-name="T99">5</text:span><text:span text:style-name="T64">HP</text:span><text:span text:style-name="T311">) </text:span><text:span text:style-name="T292">after exiting the area. </text:span><text:span text:style-name="T107">Alien becomes white (except outline) until he exits the vomit puddle</text:span><text:span text:style-name="T393">.</text:span></text:p>
      <text:p text:style-name="P54"/>
      <text:p text:style-name="P62">- <text:span text:style-name="T22">T</text:span><text:span text:style-name="T67">he t</text:span><text:span text:style-name="T14">eacher </text:span><text:span text:style-name="T365">(see </text:span><text:span text:style-name="T368">*1</text:span><text:span text:style-name="T367"> </text:span><text:span text:style-name="T365">below)</text:span><text:span text:style-name="T285"> </text:span><text:span text:style-name="T228">running </text:span><text:span text:style-name="T132">randomly.</text:span> <text:span text:style-name="T323">When </text:span><text:span text:style-name="T267">close </text:span><text:span text:style-name="T323">enough </text:span><text:span text:style-name="T267">to the Alien </text:span><text:span text:style-name="T323">and kids involved in </text:span><text:span text:style-name="T377">a</text:span><text:span text:style-name="T323"> fight,</text:span><text:span text:style-name="T267"> </text:span><text:span text:style-name="T377">tries</text:span> to stop the mess <text:span text:style-name="T267">(</text:span><text:span text:style-name="T311">she</text:span><text:span text:style-name="T268"> </text:span><text:span text:style-name="T311">is an</text:span><text:span text:style-name="T268"> </text:span><text:span text:style-name="T267">obstacle: run</text:span><text:span text:style-name="T268">ning</text:span><text:span text:style-name="T267"> then stop</text:span><text:span text:style-name="T268">ping,</text:span><text:span text:style-name="T267"> trying to calm things down </text:span><text:span text:style-name="T300">staying between kid</text:span><text:span text:style-name="T311">s</text:span><text:span text:style-name="T300"> and Alien</text:span><text:span text:style-name="T267">).</text:span></text:p>
      <text:p text:style-name="P54"/>
      <text:p text:style-name="P63">----------</text:p>
      <text:p text:style-name="P54"/>
      <text:p text:style-name="P69">About “IA”, above is a <text:span text:style-name="T364">basic</text:span> description of the enemy behaviors. In the Pac-Man game, one ghost aims at Pac-Man, another aims ahead of Pac-Man, the third has a random behavior and the fourth ghost tries <text:span text:style-name="T364">to reach Pac-Man when close enough</text:span>. <text:span text:style-name="T364">More or less. Maybe we could be inspired by these ideas for our kids.</text:span></text:p>
      <text:p text:style-name="P69"/>
      <text:p text:style-name="P70"><text:span text:style-name="T377">Every single enemies has</text:span> a somewhat random size of the detection colliders <text:span text:style-name="T377">(+/-1</text:span><text:span text:style-name="T393">5</text:span><text:span text:style-name="T377">%)</text:span>.<text:span text:style-name="T312"> </text:span><text:span text:style-name="T315">Maybe useless?</text:span></text:p>
      <text:p text:style-name="P104">Technically</text:p>
      <text:p text:style-name="P103"/>
      <text:p text:style-name="P105"><text:span text:style-name="T262"><text:tab/></text:span><text:span text:style-name="T113">Animations at </text:span><text:span text:style-name="T114">3</text:span><text:span text:style-name="T113">s</text:span><text:span text:style-name="T307"> </text:span><text:span text:style-name="T308">(</text:span><text:span text:style-name="T309">just like Domestique Baston</text:span><text:span text:style-name="T308">).</text:span></text:p>
      <text:p text:style-name="P48"/>
      <text:p text:style-name="P47"><text:tab/><text:span text:style-name="T132">Every game</text:span><text:span text:style-name="T5"> </text:span><text:span text:style-name="T14">starts from a random point in the area</text:span><text:span text:style-name="T5">. </text:span><text:span text:style-name="T229">available s</text:span><text:span text:style-name="T132">pawning points </text:span><text:span text:style-name="T229">are</text:span><text:span text:style-name="T132"> established before hand </text:span><text:span text:style-name="T229">(in Background.tscn)</text:span><text:span text:style-name="T132">.</text:span></text:p>
      <text:p text:style-name="P47"/>
      <text:p text:style-name="P47"><text:tab/><text:span text:style-name="T34">Camera bug </text:span><text:span text:style-name="T59">effects</text:span><text:span text:style-name="T34"> </text:span><text:span text:style-name="T67">constantly evolve</text:span><text:span text:style-name="T34"> </text:span><text:span text:style-name="T77">up to the max </text:span><text:span text:style-name="T82">after 1 minute or so</text:span><text:span text:style-name="T338"> </text:span><text:span text:style-name="T324">and</text:span><text:span text:style-name="T277"> </text:span><text:span text:style-name="T34">the last effect (screen shutdown) always happen</text:span><text:span text:style-name="T71">s</text:span><text:span text:style-name="T34"> just after 1 minute </text:span><text:span text:style-name="T67">or a bit more… </text:span><text:span text:style-name="T77">But the game still goes on!</text:span></text:p>
      <text:p text:style-name="P36"/>
      <text:p text:style-name="P31"><text:tab/><text:span text:style-name="T29">A</text:span><text:span text:style-name="T14">lien</text:span> <text:span text:style-name="T280">and </text:span><text:span text:style-name="T38">Enemies</text:span><text:span text:style-name="T280"> </text:span><text:span text:style-name="T290">have</text:span> <text:span text:style-name="T38">8</text:span><text:span text:style-name="T14"> </text:span><text:span text:style-name="T32">action </text:span><text:span text:style-name="T14">direction</text:span><text:span text:style-name="T32">s</text:span><text:span text:style-name="T152">.</text:span></text:p>
      <text:p text:style-name="P97"/>
      <text:p text:style-name="P25"><text:span text:style-name="T152"><text:tab/></text:span><text:span text:style-name="T181">A</text:span><text:span text:style-name="T138">lien animations (</text:span><text:span text:style-name="T40">left</text:span><text:span text:style-name="T138"> and </text:span><text:span text:style-name="T40">right</text:span><text:span text:style-name="T138"> are </text:span><text:span text:style-name="T40">flopped animations</text:span><text:span text:style-name="T138">, </text:span><text:span text:style-name="T40">up/left</text:span><text:span text:style-name="T138"> and </text:span><text:span text:style-name="T40">up/right</text:span><text:span text:style-name="T138"> are </text:span><text:span text:style-name="T40">flopped animations</text:span><text:span text:style-name="T138"> and </text:span><text:span text:style-name="T40">down/left</text:span><text:span text:style-name="T138"> and </text:span><text:span text:style-name="T40">down/right</text:span><text:span text:style-name="T138"> are also </text:span><text:span text:style-name="T40">flopped animations</text:span><text:span text:style-name="T138">):</text:span></text:p>
      <text:p text:style-name="P24"><text:span text:style-name="T36"><text:tab/>8</text:span><text:span text:style-name="T35"> Move </text:span><text:span text:style-name="T63">(run) </text:span><text:span text:style-name="T35">direction</text:span><text:span text:style-name="T31">s</text:span></text:p>
      <text:p text:style-name="P24"><text:span text:style-name="T36"><text:tab/>8</text:span><text:span text:style-name="T313"> </text:span><text:span text:style-name="T35">Idle direction</text:span><text:span text:style-name="T31">s</text:span></text:p>
      <text:p text:style-name="P24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4"><text:span text:style-name="T36"><text:tab/></text:span><text:span text:style-name="T122">8</text:span><text:span text:style-name="T123"> </text:span><text:span text:style-name="T124">D</text:span><text:span text:style-name="T123">eath </text:span><text:span text:style-name="T124">D</text:span><text:span text:style-name="T123">irection</text:span><text:span text:style-name="T125">s </text:span><text:span text:style-name="T239">(needed for second life talent)</text:span></text:p>
      <text:p text:style-name="P98"/>
      <text:p text:style-name="P25"><text:span text:style-name="T177"><text:tab/></text:span><text:span text:style-name="T142">Enemies </text:span><text:span text:style-name="T144">(kids) </text:span><text:span text:style-name="T142">animations </text:span><text:span text:style-name="T138">(</text:span><text:span text:style-name="T40">left</text:span><text:span text:style-name="T138"> and </text:span><text:span text:style-name="T40">right</text:span><text:span text:style-name="T138"> are </text:span><text:span text:style-name="T40">flopped animations</text:span><text:span text:style-name="T138">, </text:span><text:span text:style-name="T40">up/left</text:span><text:span text:style-name="T138"> and </text:span><text:span text:style-name="T40">up/right</text:span><text:span text:style-name="T138"> are </text:span><text:span text:style-name="T40">flopped animations</text:span><text:span text:style-name="T138"> and </text:span><text:span text:style-name="T40">down/left</text:span><text:span text:style-name="T138"> and </text:span><text:span text:style-name="T40">down/right</text:span><text:span text:style-name="T138"> are also </text:span><text:span text:style-name="T40">flopped animations</text:span><text:span text:style-name="T138">):</text:span></text:p>
      <text:p text:style-name="P29"><text:span text:style-name="T176"><text:tab/></text:span><text:span text:style-name="T31">8 move </text:span><text:span text:style-name="T70">(run) </text:span><text:span text:style-name="T31">directions</text:span></text:p>
      <text:p text:style-name="P107"><text:tab/>8 attack directions</text:p>
      <text:p text:style-name="P107"><text:tab/>8 Idle directions</text:p>
      <text:p text:style-name="P106"><text:span text:style-name="T5"><text:tab/>8 </text:span><text:span text:style-name="T115">waving</text:span><text:span text:style-name="T5"> directions </text:span><text:span text:style-name="T157">(when two kids face each other </text:span><text:span text:style-name="T171">and only in this case</text:span><text:span text:style-name="T157">, they </text:span><text:span text:style-name="T158">forget about the Alien and </text:span><text:span text:style-name="T157">stop </text:span><text:span text:style-name="T158">running</text:span><text:span text:style-name="T157"> then wave at each other </text:span><text:span text:style-name="T158">for a couple of seconds </text:span><text:span text:style-name="T157">then resume moving)</text:span><text:span text:style-name="T115"> – </text:span><text:span text:style-name="T116">only </text:span><text:span text:style-name="T117">throwing booger </text:span><text:span text:style-name="T118">kids</text:span><text:span text:style-name="T117">, spitting </text:span><text:span text:style-name="T118">kids, </text:span><text:span text:style-name="T119">crying kids and</text:span><text:span text:style-name="T117"> </text:span><text:span text:style-name="T116">kids </text:span><text:span text:style-name="T117">with sticks</text:span><text:span text:style-name="T120">.</text:span></text:p>
      <text:p text:style-name="P30"/>
      <text:p text:style-name="P31"><text:span text:style-name="T185"><text:tab/></text:span><text:span text:style-name="T143">Teacher </text:span><text:span text:style-name="T142">animations </text:span><text:span text:style-name="T138">(</text:span><text:span text:style-name="T40">left</text:span><text:span text:style-name="T138"> and </text:span><text:span text:style-name="T40">right</text:span><text:span text:style-name="T138"> are </text:span><text:span text:style-name="T40">flopped animations</text:span><text:span text:style-name="T138">, </text:span><text:span text:style-name="T40">up/left</text:span><text:span text:style-name="T138"> and </text:span><text:span text:style-name="T40">up/right</text:span><text:span text:style-name="T138"> are </text:span><text:span text:style-name="T40">flopped animations</text:span><text:span text:style-name="T138"> and </text:span><text:span text:style-name="T40">down/left</text:span><text:span text:style-name="T138"> and </text:span><text:span text:style-name="T40">down/right</text:span><text:span text:style-name="T138"> are also </text:span><text:span text:style-name="T40">flopped animations</text:span><text:span text:style-name="T138">):</text:span></text:p>
      <text:p text:style-name="P31"><text:span text:style-name="T202"><text:tab/></text:span><text:span text:style-name="T91">8 Idle/</text:span><text:span text:style-name="T92">checking</text:span><text:span text:style-name="T91"> directions</text:span></text:p>
      <text:p text:style-name="P28"><text:span text:style-name="T190"><text:tab/></text:span><text:span text:style-name="T31">8 </text:span><text:span text:style-name="T68">run</text:span><text:span text:style-name="T31"> directions</text:span></text:p>
      <text:p text:style-name="P49"><text:span text:style-name="T132"><text:tab/></text:span><text:span text:style-name="T31">8 “</text:span><text:span text:style-name="T68">stop fighting”</text:span><text:span text:style-name="T31"> directions</text:span></text:p>
      <text:p text:style-name="P108"><text:tab/></text:p>
      <text:p text:style-name="P49"/>
      <text:p text:style-name="P32"><text:span text:style-name="T205"><text:tab/></text:span><text:span text:style-name="T139">Enem</text:span><text:span text:style-name="T144">y</text:span><text:span text:style-name="T139"> behavior</text:span><text:span text:style-name="T144">s</text:span><text:span text:style-name="T139">:</text:span></text:p>
      <text:p text:style-name="P99"><text:soft-page-break/></text:p>
      <text:p text:style-name="P50"><text:span text:style-name="T132"><text:tab/></text:span><text:span text:style-name="T136">Followers </text:span><text:span text:style-name="T148">and stoppers and followers, etc.:</text:span></text:p>
      <text:p text:style-name="P60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19">(run randomly then stop then resume… Until they detect the Alien and then follow him to throw projectile at him </text:span><text:span text:style-name="T228">but stay in range</text:span><text:span text:style-name="T219">).</text:span></text:p>
      <text:p text:style-name="P60"><text:span text:style-name="T21"><text:tab/><text:tab/>Spitting </text:span><text:span text:style-name="T27">K</text:span><text:span text:style-name="T21">ids </text:span><text:span text:style-name="T219">(run randomly then stop then resume… Until they detect the Alien and then follow him to throw projectile at him </text:span><text:span text:style-name="T228">but stay in range</text:span><text:span text:style-name="T219">).</text:span></text:p>
      <text:p text:style-name="P59"><text:span text:style-name="T21"><text:tab/></text:span><text:span text:style-name="T179">Followers:</text:span></text:p>
      <text:p text:style-name="P59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19">(run randomly then stop then resume… Until they detect the Alien and then follow him to </text:span><text:span text:style-name="T228">beat the hell out of him</text:span><text:span text:style-name="T219">).</text:span></text:p>
      <text:p text:style-name="P59"/>
      <text:p text:style-name="P59"><text:span text:style-name="T28"><text:tab/></text:span><text:span text:style-name="T144">Somewhat r</text:span><text:span text:style-name="T147">andom</text:span><text:span text:style-name="T139">:</text:span></text:p>
      <text:p text:style-name="P59"><text:span text:style-name="T179"><text:tab/><text:tab/></text:span><text:span text:style-name="T27">Vomiting </text:span><text:span text:style-name="T28">K</text:span><text:span text:style-name="T27">ids </text:span><text:span text:style-name="T219">(</text:span><text:span text:style-name="T228">run</text:span><text:span text:style-name="T219"> randomly then stop to vomit then resume </text:span><text:span text:style-name="T228">but stay in range</text:span><text:span text:style-name="T219">).</text:span></text:p>
      <text:p text:style-name="P62"><text:span text:style-name="T27"><text:tab/><text:tab/></text:span><text:span text:style-name="T66">Crying Kids</text:span><text:span text:style-name="T220"> </text:span><text:span text:style-name="T219">(run randomly then stop to cry </text:span><text:span text:style-name="T221">for </text:span><text:span text:style-name="T228">2</text:span><text:span text:style-name="T221"> to </text:span><text:span text:style-name="T228">4</text:span><text:span text:style-name="T221"> seconds </text:span><text:span text:style-name="T219">and resume… Until the Alien is detected and then try to reach him for a good kicking session </text:span><text:span text:style-name="T228">(up to 4 attempts t</text:span><text:span text:style-name="T221">hen resume…</text:span><text:span text:style-name="T219">)</text:span></text:p>
      <text:p text:style-name="P61"><text:span text:style-name="T27"><text:tab/></text:span><text:span text:style-name="T193"><text:tab/></text:span><text:span text:style-name="T22">T</text:span><text:span text:style-name="T31">eacher</text:span><text:span text:style-name="T177"> </text:span><text:span text:style-name="T219">(Stays where she is then runs somewhere else then resume… Until she detects a fight between kids and the Alien </text:span><text:span text:style-name="T222">and tries to take place between kids and the Alien </text:span><text:span text:style-name="T228">(eventually)</text:span><text:span text:style-name="T222"> </text:span><text:span text:style-name="T228">forcing a way between colliders </text:span><text:span text:style-name="T222">– </text:span><text:span text:style-name="T365">(see </text:span><text:span text:style-name="T366">*1</text:span><text:span text:style-name="T367"> </text:span><text:span text:style-name="T365">above)</text:span><text:span text:style-name="T219">)</text:span></text:p>
      <text:p text:style-name="P85"/>
      <text:p text:style-name="P85"/>
      <text:p text:style-name="P58"><text:tab/><text:span text:style-name="T335">The </text:span><text:span text:style-name="T80">game starts</text:span><text:span text:style-name="T335"> with </text:span><text:span text:style-name="T80">1 </text:span><text:span text:style-name="T81">T</text:span><text:span text:style-name="T80">eacher</text:span><text:span text:style-name="T215"> </text:span><text:span text:style-name="T216">(only 1 per game)</text:span><text:span text:style-name="T335">, </text:span><text:span text:style-name="T80">1 </text:span><text:span text:style-name="T81">C</text:span><text:span text:style-name="T80">rying </text:span><text:span text:style-name="T81">K</text:span><text:span text:style-name="T80">id</text:span><text:span text:style-name="T335">, </text:span><text:span text:style-name="T80">1 </text:span><text:span text:style-name="T81">V</text:span><text:span text:style-name="T80">omiting </text:span><text:span text:style-name="T81">K</text:span><text:span text:style-name="T80">id</text:span><text:span text:style-name="T335">, </text:span><text:span text:style-name="T81">1</text:span><text:span text:style-name="T80"> </text:span><text:span text:style-name="T81">T</text:span><text:span text:style-name="T80">hrowing </text:span><text:span text:style-name="T81">B</text:span><text:span text:style-name="T80">ooger </text:span><text:span text:style-name="T81">K</text:span><text:span text:style-name="T80">id</text:span><text:span text:style-name="T335">, </text:span><text:span text:style-name="T81">3</text:span><text:span text:style-name="T80"> </text:span><text:span text:style-name="T81">K</text:span><text:span text:style-name="T80">ids with </text:span><text:span text:style-name="T81">S</text:span><text:span text:style-name="T80">tick</text:span><text:span text:style-name="T335"> and </text:span><text:span text:style-name="T81">2</text:span><text:span text:style-name="T80"> </text:span><text:span text:style-name="T81">S</text:span><text:span text:style-name="T80">pitting </text:span><text:span text:style-name="T81">K</text:span><text:span text:style-name="T80">id </text:span><text:span text:style-name="T228">spawning randomly on the map</text:span><text:span text:style-name="T99">.</text:span></text:p>
      <text:p text:style-name="P58"/>
      <text:p text:style-name="P58"><text:tab/><text:span text:style-name="T99">After 5 seconds of game, e</text:span><text:span text:style-name="T80">very </text:span><text:span text:style-name="T99">3</text:span><text:span text:style-name="T80"> seconds 1 kid </text:span><text:span text:style-name="T88">spawns </text:span><text:span text:style-name="T89">in the field </text:span><text:span text:style-name="T88">(outside of the screen). </text:span><text:span text:style-name="T99">It doesn’t apply when the Alien dies and until he revives after using Second Life talent</text:span><text:span text:style-name="T335">:</text:span></text:p>
      <text:p text:style-name="P58"/>
      <text:p text:style-name="P58"><text:tab/><text:span text:style-name="T257">Chances of spawning:</text:span></text:p>
      <text:p text:style-name="P58"><text:tab/><text:tab/><text:span text:style-name="T336">Spitting Kid: </text:span><text:span text:style-name="T11">25</text:span><text:span text:style-name="T12">%</text:span></text:p>
      <text:p text:style-name="P58"><text:tab/><text:tab/><text:span text:style-name="T336">Kid with Stick: </text:span><text:span text:style-name="T11">3</text:span><text:span text:style-name="T12">0%</text:span></text:p>
      <text:p text:style-name="P58"><text:tab/><text:tab/><text:span text:style-name="T335">Throwing Booger Kid: </text:span><text:span text:style-name="T81">1</text:span><text:span text:style-name="T99">5</text:span><text:span text:style-name="T81">%</text:span></text:p>
      <text:p text:style-name="P58"><text:span text:style-name="T335"><text:tab/><text:tab/>Crying Kid: </text:span><text:span text:style-name="T81">1</text:span><text:span text:style-name="T99">5</text:span><text:span text:style-name="T81">%</text:span></text:p>
      <text:p text:style-name="P58"><text:span text:style-name="T335"><text:tab/><text:tab/>Vomiting Kid: </text:span><text:span text:style-name="T81">1</text:span><text:span text:style-name="T99">5</text:span><text:span text:style-name="T81">%</text:span></text:p>
      <text:p text:style-name="P58"/>
      <text:p text:style-name="P91"><text:span text:style-name="T81"><text:tab/></text:span><text:span text:style-name="T59">Kids</text:span><text:span text:style-name="T72"> </text:span><text:span text:style-name="T90">are</text:span><text:span text:style-name="T78"> running </text:span><text:span text:style-name="T90">randomly </text:span><text:span text:style-name="T78">until they detect the Alien (or another kid and are able to wave at each other)</text:span><text:span text:style-name="T66">.</text:span></text:p>
      <text:p text:style-name="P85"/>
      <text:p text:style-name="P86"><text:span text:style-name="T278"><text:tab/></text:span><text:span text:style-name="T37">Enemies detection colliders will have a somewhat random size</text:span><text:span text:style-name="T299">. </text:span><text:span text:style-name="T315">Useless?</text:span></text:p>
      <text:p text:style-name="P92"><text:soft-page-break/></text:p>
      <text:p text:style-name="P89"><text:span text:style-name="T299"><text:tab/></text:span><text:span text:style-name="T59">After a kid</text:span><text:span text:style-name="T77"> </text:span><text:span text:style-name="T78">has dealt</text:span><text:span text:style-name="T77"> damage to </text:span><text:span text:style-name="T69">the</text:span><text:span text:style-name="T59"> Alien, </text:span><text:span text:style-name="T78">t</text:span><text:span text:style-name="T59">h</text:span><text:span text:style-name="T78">at kid</text:span><text:span text:style-name="T59"> tends to go away for </text:span><text:span text:style-name="T99">3</text:span><text:span text:style-name="T62"> seconds</text:span><text:span text:style-name="T298">.</text:span></text:p>
      <text:p text:style-name="P89"/>
      <text:p text:style-name="P89"><text:span text:style-name="T77"><text:tab/>Kids with sticks go away only after hitting the Alien </text:span><text:span text:style-name="T78">3</text:span><text:span text:style-name="T77"> times</text:span><text:span text:style-name="T337">.</text:span></text:p>
      <text:p text:style-name="P89"/>
      <text:p text:style-name="P90"><text:span text:style-name="T325"><text:tab/></text:span><text:span text:style-name="T78">Kids don’t wave while fighting.</text:span></text:p>
      <text:p text:style-name="P86"/>
      <text:p text:style-name="P86"><text:tab/><text:span text:style-name="T60">Kids are slower than </text:span><text:span text:style-name="T69">the </text:span><text:span text:style-name="T60">Alien</text:span><text:span text:style-name="T301"> and </text:span><text:span text:style-name="T322">the </text:span><text:span text:style-name="T60">teacher </text:span><text:span text:style-name="T69">is</text:span><text:span text:style-name="T60"> faster than </text:span><text:span text:style-name="T69">the </text:span><text:span text:style-name="T60">Alien</text:span><text:span text:style-name="T301">.</text:span></text:p>
      <text:p text:style-name="P86"/>
      <text:p text:style-name="P88"><text:tab/><text:span text:style-name="T326">Just in case it wasn’t obvious, </text:span><text:span text:style-name="T72">spit</text:span><text:span text:style-name="T73">s</text:span><text:span text:style-name="T72">, vomit </text:span><text:span text:style-name="T73">puddles </text:span><text:span text:style-name="T72">and boogers don’t affect kids </text:span><text:span text:style-name="T73">and teacher</text:span><text:span text:style-name="T72">!</text:span></text:p>
      <text:p text:style-name="P88"/>
      <text:p text:style-name="P88"><text:span text:style-name="T281"><text:tab/></text:span><text:span text:style-name="T73">K</text:span><text:span text:style-name="T72">ids </text:span><text:span text:style-name="T73">and teacher avoid</text:span><text:span text:style-name="T72"> vomit puddles.</text:span></text:p>
      <text:p text:style-name="P96"/>
      <text:p text:style-name="P96"><text:tab/><text:span text:style-name="T256">What follows could very be more or less obsolete by the time the project really starts.</text:span></text:p>
      <text:p text:style-name="P96"/>
      <text:p text:style-name="P115"><text:tab/>Kids with Sticks have 4 colliders:</text:p>
      <text:p text:style-name="P94"><text:span text:style-name="T85"><text:tab/><text:tab/></text:span><text:span text:style-name="T72">1 obstacle collider</text:span><text:span text:style-name="T326"> (for background, vomit, </text:span><text:span text:style-name="T338">other </text:span><text:span text:style-name="T326">kids, teacher and Alien).</text:span></text:p>
      <text:p text:style-name="P94"><text:tab/><text:tab/><text:span text:style-name="T72">1 Alien detection collider</text:span><text:span text:style-name="T326">.</text:span></text:p>
      <text:p text:style-name="P94"><text:tab/><text:tab/><text:span text:style-name="T72">1 waving collider</text:span><text:span text:style-name="T326">.</text:span></text:p>
      <text:p text:style-name="P94"><text:tab/><text:tab/><text:span text:style-name="T85">1 attack collider</text:span><text:span text:style-name="T358">.</text:span></text:p>
      <text:p text:style-name="P94"/>
      <text:p text:style-name="P94"><text:span text:style-name="T358"><text:tab/></text:span><text:span text:style-name="T85">Spitting Kids have 4 colliders:</text:span></text:p>
      <text:p text:style-name="P94"><text:span text:style-name="T85"><text:tab/><text:tab/></text:span><text:span text:style-name="T72">1 obstacle collider</text:span><text:span text:style-name="T326"> (for background, vomit, </text:span><text:span text:style-name="T338">other </text:span><text:span text:style-name="T326">kids, teacher and Alien).</text:span></text:p>
      <text:p text:style-name="P94"><text:tab/><text:tab/><text:span text:style-name="T72">1 Alien detection collider</text:span><text:span text:style-name="T326">.</text:span></text:p>
      <text:p text:style-name="P94"><text:tab/><text:tab/><text:span text:style-name="T72">1 waving collider</text:span><text:span text:style-name="T326">.</text:span></text:p>
      <text:p text:style-name="P94"><text:span text:style-name="T358"><text:tab/><text:tab/></text:span><text:span text:style-name="T85">1 emitter point for their projectiles</text:span><text:span text:style-name="T358">.</text:span></text:p>
      <text:p text:style-name="P94"/>
      <text:p text:style-name="P94"><text:tab/><text:span text:style-name="T85">Throwing Booger Kids have 4 colliders:</text:span></text:p>
      <text:p text:style-name="P94"><text:span text:style-name="T85"><text:tab/><text:tab/></text:span><text:span text:style-name="T72">1 obstacle collider</text:span><text:span text:style-name="T326"> (for background, vomit, </text:span><text:span text:style-name="T338">other </text:span><text:span text:style-name="T326">kids, teacher and Alien).</text:span></text:p>
      <text:p text:style-name="P94"><text:tab/><text:tab/><text:span text:style-name="T72">1 Alien detection collider</text:span><text:span text:style-name="T326">.</text:span></text:p>
      <text:p text:style-name="P94"><text:tab/><text:tab/><text:span text:style-name="T72">1 waving collider</text:span><text:span text:style-name="T326">.</text:span></text:p>
      <text:p text:style-name="P94"><text:span text:style-name="T358"><text:tab/><text:tab/></text:span><text:span text:style-name="T85">1 emitter point for their projectiles</text:span><text:span text:style-name="T358">.</text:span></text:p>
      <text:p text:style-name="P94"/>
      <text:p text:style-name="P95"><text:tab/><text:span text:style-name="T86">Vomiting</text:span><text:span text:style-name="T85"> Kids have </text:span><text:span text:style-name="T87">2</text:span><text:span text:style-name="T85"> colliders:</text:span></text:p>
      <text:p text:style-name="P95"><text:span text:style-name="T85"><text:tab/><text:tab/></text:span><text:span text:style-name="T72">1 obstacle collider</text:span><text:span text:style-name="T326"> (for background, vomit, </text:span><text:span text:style-name="T338">other </text:span><text:span text:style-name="T326">kids, teacher and Alien).</text:span></text:p>
      <text:p text:style-name="P95"><text:soft-page-break/><text:tab/><text:tab/><text:span text:style-name="T86">1</text:span><text:span text:style-name="T76"> collider</text:span><text:span text:style-name="T333"> to </text:span><text:span text:style-name="T76">never unleash a vomit puddle that intersects with the background </text:span><text:span text:style-name="T84">colliders</text:span><text:span text:style-name="T358">.</text:span></text:p>
      <text:p text:style-name="P95"/>
      <text:p text:style-name="P95"><text:span text:style-name="T358"><text:tab/></text:span><text:span text:style-name="T86">Crying</text:span><text:span text:style-name="T85"> Kids have </text:span><text:span text:style-name="T99">4</text:span><text:span text:style-name="T86"> </text:span><text:span text:style-name="T85">colliders:</text:span></text:p>
      <text:p text:style-name="P95"><text:span text:style-name="T85"><text:tab/><text:tab/></text:span><text:span text:style-name="T72">1 obstacle collider</text:span><text:span text:style-name="T326"> (for background, vomit, </text:span><text:span text:style-name="T338">other </text:span><text:span text:style-name="T326">kids, teacher and Alien).</text:span></text:p>
      <text:p text:style-name="P95"><text:tab/><text:tab/><text:span text:style-name="T86">1 c</text:span><text:span text:style-name="T76">ollider to detect if they are close enough to the Alien to start kicking him.</text:span></text:p>
      <text:p text:style-name="P95"><text:tab/><text:tab/><text:span text:style-name="T72">1 waving collider</text:span><text:span text:style-name="T326">.</text:span></text:p>
      <text:p text:style-name="P95"><text:span text:style-name="T358"><text:tab/><text:tab/></text:span><text:span text:style-name="T86">1 attack </text:span><text:span text:style-name="T84">collider</text:span><text:span text:style-name="T358">.</text:span></text:p>
      <text:p text:style-name="P87"/>
      <text:p text:style-name="P87"><text:tab/><text:span text:style-name="T73">The </text:span><text:span text:style-name="T87">T</text:span><text:span text:style-name="T73">eacher has 2 colliders:</text:span></text:p>
      <text:p text:style-name="P88"><text:tab/><text:tab/><text:span text:style-name="T72">1 obstacle collider</text:span><text:span text:style-name="T326"> (for background, vomit, kids and the Alien).</text:span></text:p>
      <text:p text:style-name="P88"><text:span text:style-name="T326"><text:tab/><text:tab/></text:span><text:span text:style-name="T72">1 </text:span><text:span text:style-name="T74">fight </text:span><text:span text:style-name="T72">detection collider </text:span><text:span text:style-name="T84">(!)</text:span><text:span text:style-name="T326">.</text:span></text:p>
      <text:p text:style-name="P88"/>
      <text:p text:style-name="P88"><text:tab/><text:span text:style-name="T73">The </text:span><text:span text:style-name="T87">A</text:span><text:span text:style-name="T73">lien has 2 colliders:</text:span></text:p>
      <text:p text:style-name="P88"><text:tab/><text:tab/><text:span text:style-name="T73">1 obstacle collider</text:span><text:span text:style-name="T72"> </text:span><text:span text:style-name="T326">(for background, kids </text:span><text:span text:style-name="T327">and</text:span><text:span text:style-name="T326"> the teacher).</text:span></text:p>
      <text:p text:style-name="P88"><text:tab/><text:tab/><text:span text:style-name="T73">1 “get hit” collider</text:span><text:span text:style-name="T327">.</text:span></text:p>
      <text:p text:style-name="P88"/>
      <text:p text:style-name="P88"><text:tab/><text:span text:style-name="T97">When a projectile hits the Alien, the projectile</text:span><text:span text:style-name="T99"> </text:span><text:span text:style-name="T97">flas</text:span><text:span text:style-name="T99">h</text:span><text:span text:style-name="T102">es</text:span><text:span text:style-name="T97"> white for 1 frame then </text:span><text:span text:style-name="T99">the projectile</text:span><text:span text:style-name="T97"> disappear</text:span><text:span text:style-name="T99">s</text:span><text:span text:style-name="T373">.</text:span></text:p>
      <text:p text:style-name="P88"/>
      <text:p text:style-name="P10">About screen shaders</text:p>
      <text:p text:style-name="P13"/>
      <text:p text:style-name="P72"><text:tab/><text:span text:style-name="T128">The game starts with </text:span><text:span text:style-name="T127">a random Game_Overlay</text:span><text:span text:style-name="T399"> (without launching animations)</text:span><text:span text:style-name="T376">. It’ll be used everywhere except in game.</text:span></text:p>
      <text:p text:style-name="P73"><text:span text:style-name="T376"><text:tab/></text:span><text:span text:style-name="T129">We always have CRT_Overlay.tscn on top of everything.</text:span></text:p>
      <text:p text:style-name="P75"><text:tab/>Death.tscn hits without any transition and the Game_Overlay used gets back to its default value (otherwise we won’t be able to read anything).</text:p>
      <text:p text:style-name="P72"><text:tab/><text:span text:style-name="T377">No</text:span><text:span text:style-name="T376"> transition between menu screens. </text:span><text:span text:style-name="T356">Well, now there is to please Geoff (and I don’t mind at all).</text:span></text:p>
      <text:p text:style-name="P72"/>
      <text:p text:style-name="P72"/>
      <text:p text:style-name="P72"><text:tab/><text:span text:style-name="T106">Now game overlay scenes incorporate AnimationPlayers so no code is needed but for Game_overlay_1.tscn as we have to randomly choose if Aberration, Brightness, Saturation and Contrast go toward positive or negative values.</text:span><text:span text:style-name="T50"/></text:p>
      <text:p text:style-name="P74"/>
      <text:p text:style-name="P72"><text:tab/><text:span text:style-name="T316">NOTE: a</text:span><text:span text:style-name="T314">s it is, the transition scene doesn’t cross fades between two playing scenes but between a screenshot of the active scene that will replace the scene and the following scene. That’s not “</text:span><text:span text:style-name="T315">perfect”</text:span><text:span text:style-name="T314"> (I don’t know how to cross fade between t</text:span><text:span text:style-name="T316">w</text:span><text:span text:style-name="T314">o “active scenes”. Is there </text:span><text:span text:style-name="T315">even </text:span><text:span text:style-name="T314">a way to do that without asking too much to the GPU?</text:span></text:p>
      <text:p text:style-name="P14"/>
      <text:p text:style-name="P9">“Script” of a game</text:p>
      <text:p text:style-name="P76"/>
      <text:p text:style-name="P79"><text:tab/>Contrary to what you can hear in the “demo”, the music <text:span text:style-name="T392">shouldn’t</text:span> be interrupted by changing menu screens. <text:span text:style-name="T392">The same music (MENUS.wav) plays until the game itself.</text:span></text:p>
      <text:p text:style-name="P76"/>
      <text:p text:style-name="P76"><text:tab/><text:span text:style-name="T375">When starting </text:span><text:span text:style-name="T377">a </text:span><text:span text:style-name="T375">game (using </text:span><text:span text:style-name="T377">the </text:span><text:span text:style-name="T375">Beam me down, Gudrun! Button), we’ll use the transition screen to go to the game itself. Music will cross fade from music of the menus to the game music </text:span><text:span text:style-name="T377">while the transition screen plays</text:span><text:span text:style-name="T375"> (starting with INTRO_GAME.wav music then plying in loop the INGAME.wav music).</text:span></text:p>
      <text:p text:style-name="P76"/>
      <text:p text:style-name="P76"><text:tab/><text:span text:style-name="T375">Death screen will hit without any transition. When hitting the A button on this screen then we’ll use the transition screen again and cross fading music from here </text:span><text:span text:style-name="T376">back </text:span><text:span text:style-name="T375">to the game (just as described above). Any other button will bring back the Menu scene (Menu.tscn) </text:span><text:span text:style-name="T376">with the transition</text:span><text:span text:style-name="T375">.</text:span></text:p>
      <text:p text:style-name="P76"/>
      <text:p text:style-name="P12">About Menus <text:span text:style-name="T389">(and hidden talent</text:span><text:span text:style-name="T399">s</text:span><text:span text:style-name="T389">)</text:span></text:p>
      <text:p text:style-name="P77"/>
      <text:p text:style-name="P77"><text:tab/><text:span text:style-name="T384">After going one time to the </text:span><text:span text:style-name="T104">Credits.tscn</text:span><text:span text:style-name="T384"> </text:span><text:span text:style-name="T389">and </text:span><text:span text:style-name="T387">back</text:span><text:span text:style-name="T384"> to the previous menu (Menu.tscn)</text:span><text:span text:style-name="T387"> </text:span><text:span text:style-name="T384">then appears the new </text:span><text:span text:style-name="T104">(x)</text:span><text:span text:style-name="T384"> option that allows the player to access the Dialogue.tscn.</text:span></text:p>
      <text:p text:style-name="P80"/>
      <text:p text:style-name="P77"/>
      <text:p text:style-name="P45"><text:span text:style-name="T48">CONDITION to UNLOCK </text:span><text:span text:style-name="T51">Zufällig</text:span><text:span text:style-name="T48">:</text:span></text:p>
      <text:p text:style-name="P110"/>
      <text:p text:style-name="P84"><text:span text:style-name="T262"><text:tab/></text:span><text:span text:style-name="T206">Watching</text:span><text:span text:style-name="T93"> Dialogue.tscn </text:span><text:span text:style-name="T49">entirely</text:span><text:span text:style-name="T194">.</text:span></text:p>
      <text:p text:style-name="P84"/>
      <text:p text:style-name="P84"/>
      <text:p text:style-name="P116"><text:span text:style-name="T398">You </text:span>just <text:span text:style-name="T398">can’t unlock these </text:span>before<text:span text:style-name="T398"> unlocking Zufällig:</text:span></text:p>
      <text:p text:style-name="P84"/>
      <text:p text:style-name="P84"/>
      <text:p text:style-name="P45"><text:span text:style-name="T48">CONDITIONS to UNLOCK </text:span><text:span text:style-name="T52">Kotzsicher</text:span><text:span text:style-name="T48">:</text:span></text:p>
      <text:p text:style-name="P111"/>
      <text:p text:style-name="P81"><text:span text:style-name="T194"><text:tab/></text:span><text:span text:style-name="T207">Dying after </text:span><text:span text:style-name="T208">15</text:span><text:span text:style-name="T207"> seconds.</text:span></text:p>
      <text:p text:style-name="P81"/>
      <text:p text:style-name="P46"><text:span text:style-name="T48">CONDITIONS to UNLOCK </text:span><text:span text:style-name="T53">Bullet time</text:span><text:span text:style-name="T48">:</text:span></text:p>
      <text:p text:style-name="P114"/>
      <text:p text:style-name="P83"><text:span text:style-name="T194"><text:tab/></text:span><text:span text:style-name="T207">Dying after </text:span><text:span text:style-name="T210">30</text:span><text:span text:style-name="T207"> seconds.</text:span></text:p>
      <text:p text:style-name="P81"/>
      <text:p text:style-name="P45"><text:span text:style-name="T48">CONDITIONS to UNLOCK </text:span><text:span text:style-name="T54">Geist</text:span><text:span text:style-name="T48">:</text:span></text:p>
      <text:p text:style-name="P112"/>
      <text:p text:style-name="P81"><text:span text:style-name="T194"><text:tab/></text:span><text:span text:style-name="T207">Dying after </text:span><text:span text:style-name="T210">45</text:span><text:span text:style-name="T207"> seconds.</text:span></text:p>
      <text:p text:style-name="P82"/>
      <text:p text:style-name="P45"><text:span text:style-name="T48">CONDITIONS to UNLOCK</text:span><text:span text:style-name="T55"> Der Techniker</text:span><text:span text:style-name="T48">:</text:span></text:p>
      <text:p text:style-name="P113"/>
      <text:p text:style-name="P123"><text:span text:style-name="T194"><text:tab/></text:span><text:span text:style-name="T207">Dying after </text:span><text:span text:style-name="T209">60</text:span><text:span text:style-name="T207"> seconds.</text:span></text:p>
      <text:p text:style-name="P123"><text:span text:style-name="T207"/></text:p>
      <text:p text:style-name="P128"><text:span text:style-name="T294">CONDITIONS to UNLOCK</text:span><text:span text:style-name="T295"> </text:span><text:span text:style-name="T296">Rücklauf</text:span></text:p>
      <text:p text:style-name="P129"><text:span text:style-name="T260">(if validated, we’ll exchange the list position with Der Techniker</text:span><text:span text:style-name="T261">:</text:span></text:p>
      <text:p text:style-name="P127"/>
      <text:p text:style-name="P124"><text:span text:style-name="T194"><text:tab/></text:span><text:span text:style-name="T207">Dying after </text:span><text:span text:style-name="T209">6</text:span><text:span text:style-name="T212">5</text:span><text:span text:style-name="T207"> seconds.</text:span></text:p>
      <text:p text:style-name="P8">Shaders</text:p>
      <text:p text:style-name="P16"/>
      <text:p text:style-name="P18"><text:tab/><text:span text:style-name="T121">The top overlay is CRT_Overla</text:span><text:span text:style-name="T126">y</text:span><text:span text:style-name="T121">.tscn and is always on!</text:span></text:p>
      <text:p text:style-name="P18"/>
      <text:p text:style-name="P18"><text:tab/><text:span text:style-name="T154">The game overlay </text:span><text:span text:style-name="T361">(</text:span><text:span text:style-name="T360">Game_Overlay_1</text:span><text:span text:style-name="T361">(</text:span><text:span text:style-name="T360">or 2 or 3 </text:span><text:span text:style-name="T363">or 4</text:span><text:span text:style-name="T361">)</text:span><text:span text:style-name="T360">.</text:span><text:span text:style-name="T361">tscn</text:span><text:span text:style-name="T360">)</text:span><text:span text:style-name="T154"> is </text:span><text:span text:style-name="T14">randomly</text:span><text:span text:style-name="T154"> selected </text:span><text:span text:style-name="T195">before the Title screen.</text:span><text:span text:style-name="T196"> Another one is eventually also </text:span><text:span text:style-name="T112">randomly</text:span><text:span text:style-name="T196"> selected just </text:span><text:span text:style-name="T195">before going back to Menu.tscn</text:span><text:span text:style-name="T196">. </text:span><text:span text:style-name="T127">Game overlay animations don’t start until the “real” game starts</text:span><text:span text:style-name="T242"> (after the teleportation of the Alien)…</text:span></text:p>
      <text:p text:style-name="P18"/>
      <text:p text:style-name="P19"><text:span text:style-name="T154"><text:tab/></text:span><text:span text:style-name="T167">If time comes, </text:span><text:span text:style-name="T362">Shutdown_Overlay.tscn</text:span><text:span text:style-name="T167"> is inserted </text:span><text:span text:style-name="T94">between</text:span><text:span text:style-name="T167"> the </text:span><text:span text:style-name="T94">game</text:span><text:span text:style-name="T167"> and </text:span><text:span text:style-name="T360">Game_Overlay_1</text:span><text:span text:style-name="T361">(</text:span><text:span text:style-name="T360">or 2 or 3 </text:span><text:span text:style-name="T363">or 4</text:span><text:span text:style-name="T361">)</text:span><text:span text:style-name="T360">.</text:span><text:span text:style-name="T361">tscn</text:span><text:span text:style-name="T166"> </text:span><text:span text:style-name="T95">AND </text:span><text:span text:style-name="T96">shader </text:span><text:span text:style-name="T95">values are reset instantly</text:span><text:span text:style-name="T286"> (or in the first 2 frames of the shutdown overlay animation </text:span><text:span text:style-name="T287">in order to smooth things out</text:span><text:span text:style-name="T286">, we’ll test that)</text:span><text:span text:style-name="T168">. </text:span><text:span text:style-name="T172">Of course, that will depend on how the project is handled in Godot.</text:span></text:p>
      <text:p text:style-name="P11">A few words about the “demo”</text:p>
      <text:p text:style-name="P17"/>
      <text:p text:style-name="P20"><text:span text:style-name="T169"><text:tab/></text:span><text:span text:style-name="T170">The demo is absolutely irrelevant considering gameplay. </text:span><text:span text:style-name="T171">In the release version of the game, of course, </text:span><text:span text:style-name="T170">Background won’t hurt the alien. As is, it’s just a way so make the Death screen appear.<text:line-break/><text:tab/>As a matter of fact, there’s nothing like gameplay in it. It’s about showing off </text:span><text:span text:style-name="T171">what </text:span><text:span text:style-name="T170">it’s actually graphically looking like, nothing more.</text:span></text:p>
      <text:p text:style-name="P20"/>
      <text:p text:style-name="P64">----------</text:p>
      <text:p text:style-name="P20"/>
      <text:p text:style-name="P78"><text:span text:style-name="T386"><text:tab/></text:span><text:span text:style-name="T259">Here’s the text in the Dialogue scene</text:span><text:span text:style-name="T386">, </text:span><text:span text:style-name="T388">(</text:span><text:span text:style-name="T391">heavily</text:span><text:span text:style-name="T388">) inspired by Alexandre Astier’s Kaamelott</text:span><text:span text:style-name="T386">:</text:span></text:p>
      <text:p text:style-name="P78"/>
      <text:p text:style-name="P78"><text:span text:style-name="T236"><text:tab/>- Hail </text:span><text:span text:style-name="T233">Brünhild</text:span><text:span text:style-name="T236">!<text:line-break/><text:tab/>- Hail Hildegard, </text:span><text:span text:style-name="T234">O</text:span><text:span text:style-name="T236"> great </text:span><text:span text:style-name="T235">Tep</text:span><text:span text:style-name="T236">endicular of all!<text:line-break/><text:tab/>- </text:span><text:span text:style-name="T233">Brünhild</text:span><text:span text:style-name="T236">, we need you for a mission of the utmost importance this day, </text:span><text:span text:style-name="T234">O</text:span><text:span text:style-name="T236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34">this</text:span><text:span text:style-name="T236"> planet is on the verge of extinction. We need to...<text:line-break/><text:tab/>- Say no more O Hildegard, I'm </text:span><text:span text:style-name="T233">going</text:span><text:span text:style-name="T236"> immediately!</text:span></text:p>
      <text:p text:style-name="P3">Options</text:p>
      <text:p text:style-name="P53"/>
      <text:p text:style-name="P67"><text:tab/><text:span text:style-name="T289">Adding 1</text:span><text:span text:style-name="T187"> </text:span><text:span text:style-name="T182">more </text:span><text:span text:style-name="T187">difficulty mode </text:span><text:span text:style-name="T180">to the normal one</text:span><text:span text:style-name="T187">: </text:span><text:span text:style-name="T140">Super Hyper Mega </text:span><text:span text:style-name="T141">Hardcore</text:span><text:span text:style-name="T187"> (more enemies moving and attacking quickly, nerfed Alien skills, slower Alien, </text:span><text:span text:style-name="T183">enemies dealing more damage</text:span><text:span text:style-name="T187">).</text:span></text:p>
      <text:p text:style-name="P66"><text:span text:style-name="T187"><text:tab/></text:span><text:span text:style-name="T188">Up to 4 </text:span><text:span text:style-name="T189">Alien</text:span><text:span text:style-name="T181">s</text:span><text:span text:style-name="T188"> simultaneously </text:span><text:span text:style-name="T191">(bigger map)</text:span><text:span text:style-name="T188">.</text:span></text:p>
      <text:p text:style-name="P68"><text:span text:style-name="T132"><text:tab/></text:span><text:span text:style-name="T180">O</text:span><text:span text:style-name="T132">nline mode.</text:span></text:p>
      <text:p text:style-name="P68"><text:span text:style-name="T152"><text:tab/></text:span><text:span text:style-name="T265">Adding new Alien</text:span><text:span text:style-name="T305">s</text:span><text:span text:style-name="T265"> would be great.</text:span></text:p>
      <text:p text:style-name="P71"><text:tab/>Adding new skillls.</text:p>
      <text:p text:style-name="P65"><text:tab/><text:span text:style-name="T265">Adding new </text:span>enemies<text:span text:style-name="T265"> </text:span><text:span text:style-name="T289">(with new behaviors) </text:span><text:span text:style-name="T265">would be great </text:span>too<text:span text:style-name="T265">.</text:span></text:p>
      <text:p text:style-name="P57"><text:tab/>With a lot of courage, new maps would also be added…</text:p>
      <text:p text:style-name="P6">What we borrowed from the world outside:</text:p>
      <text:p text:style-name="P7"/>
      <text:p text:style-name="P100"><text:span text:style-name="T328">Assets from </text:span><text:a xlink:type="simple" xlink:href="http://animallogic.com/alab/" text:style-name="Internet_20_link" text:visited-style-name="Visited_20_Internet_20_Link">Animallogic</text:a></text:p>
      <text:p text:style-name="P100"><text:span text:style-name="T329">Fonts</text:span><text:span text:style-name="T328"> from </text:span><text:a xlink:type="simple" xlink:href="http://www.iconian.com/" text:style-name="Internet_20_link" text:visited-style-name="Visited_20_Internet_20_Link">Iconian Fonts</text:a></text:p>
      <text:p text:style-name="P118"><text:span text:style-name="T162">Sound</text:span><text:span text:style-name="T163">s</text:span><text:span text:style-name="T162"> from </text:span><text:a xlink:type="simple" xlink:href="http://www.mixkit.co/" text:style-name="Internet_20_link" text:visited-style-name="Visited_20_Internet_20_Link"><text:span text:style-name="T310">Mixkit.co</text:span></text:a><text:span text:style-name="T173">, </text:span><text:a xlink:type="simple" xlink:href="http://freesound.org/" text:style-name="Internet_20_link" text:visited-style-name="Visited_20_Internet_20_Link"><text:span text:style-name="T310">Freesound.org</text:span></text:a><text:span text:style-name="T174">, </text:span><text:a xlink:type="simple" xlink:href="http://www.quicksounds.com/" text:style-name="Internet_20_link" text:visited-style-name="Visited_20_Internet_20_Link"><text:span text:style-name="T332">Quicksounds.com</text:span></text:a></text:p>
      <text:p text:style-name="P117"><text:span text:style-name="T160">Video shaders by </text:span><text:a xlink:type="simple" xlink:href="http://twitter.com/ahopness/" text:style-name="Internet_20_link" text:visited-style-name="Visited_20_Internet_20_Link"><text:span text:style-name="T310">Ahopness</text:span></text:a><text:span text:style-name="T160"> </text:span><text:span text:style-name="T161">(original shaders by: </text:span><text:span text:style-name="T217">Timothy Lottes, Keijiro, Ehj1, FMS_Cat),</text:span><text:span text:style-name="T159"> </text:span><text:a xlink:type="simple" xlink:href="http://godotshaders.com/author/arlez80/" text:style-name="Internet_20_link" text:visited-style-name="Visited_20_Internet_20_Link"><text:span text:style-name="T310">Yui Kinomoto</text:span></text:a><text:span text:style-name="T175">, </text:span><text:a xlink:type="simple" xlink:href="http://godotshaders.com/author/pend00/" text:style-name="Internet_20_link" text:visited-style-name="Visited_20_Internet_20_Link"><text:span text:style-name="T331">Peter Höglund</text:span></text:a></text:p>
      <text:p text:style-name="P120"><text:a xlink:type="simple" xlink:href="http://www.youtube.com/@Gdquest" text:style-name="Internet_20_link" text:visited-style-name="Visited_20_Internet_20_Link"><text:span text:style-name="T371">S</text:span></text:a><text:span text:style-name="T371">tuff from </text:span><text:a xlink:type="simple" xlink:href="http://www.youtube.com/@PlayWithFurcifer" text:style-name="Internet_20_link" text:visited-style-name="Visited_20_Internet_20_Link"><text:span text:style-name="T378">Play</text:span><text:span text:style-name="T379">W</text:span><text:span text:style-name="T378">ithFurcifer</text:span></text:a><text:span text:style-name="T380">, </text:span><text:a xlink:type="simple" xlink:href="http://www.youtube.com/@jontopielski6227" text:style-name="Internet_20_link" text:visited-style-name="Visited_20_Internet_20_Link"><text:span text:style-name="T381">Jon Topielski</text:span></text:a><text:span text:style-name="T381">, </text:span></text:p>
      <text:p text:style-name="P119"/>
      <text:p text:style-name="P93">Did we forget something/<text:span text:style-name="T330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2-03T16:01:25.331000000</dc:date>
    <meta:editing-duration>P1DT9H10M59S</meta:editing-duration>
    <meta:editing-cycles>164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88" meta:word-count="2786" meta:character-count="16754" meta:non-whitespace-character-count="13941"/>
  </office:meta>
</office:document-meta>
</file>